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solid" svg:stroke-width="0cm" svg:stroke-color="#000000" draw:stroke-linejoin="miter" svg:stroke-linecap="round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50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05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46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8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75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32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cm" svg:stroke-color="#000000" draw:stroke-linejoin="round" svg:stroke-linecap="round" draw:fill="solid" draw:fill-color="#000000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2.955cm" fo:min-width="8.83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51cm" svg:stroke-color="#ff0000" draw:marker-start-width="0.279cm" draw:marker-end-width="0.279cm" draw:fill="solid" draw:fill-color="#ffffff"/>
    </style:style>
    <style:style style:name="gr17" style:family="graphic" style:parent-style-name="standard">
      <style:graphic-properties draw:stroke="solid" svg:stroke-width="0.051cm" svg:stroke-color="#ff0000" draw:marker-start-width="0.279cm" draw:marker-end-width="0.279cm" draw:stroke-linejoin="round" svg:stroke-linecap="round" draw:fill="none" fo:padding-top="0.026cm" fo:padding-bottom="0.026cm" fo:padding-left="0.026cm" fo:padding-right="0.026cm"/>
    </style:style>
    <style:style style:name="gr18" style:family="graphic" style:parent-style-name="standard">
      <style:graphic-properties draw:stroke="solid" svg:stroke-width="0.025cm" svg:stroke-color="#ef3535" draw:marker-start-width="0.203cm" draw:marker-end-width="0.203cm" draw:stroke-linejoin="round" svg:stroke-linecap="round" draw:fill="none" fo:padding-top="0.012cm" fo:padding-bottom="0.012cm" fo:padding-left="0.012cm" fo:padding-right="0.012cm"/>
    </style:style>
    <style:style style:name="gr19" style:family="graphic" style:parent-style-name="objectwithoutfill">
      <style:graphic-properties svg:stroke-width="0.025cm" svg:stroke-color="#ff0000" draw:marker-start-width="0.229cm" draw:marker-end-width="0.229cm" draw:fill="none" draw:textarea-horizontal-align="center" draw:textarea-vertical-align="middle" fo:padding-top="0.012cm" fo:padding-bottom="0.012cm" fo:padding-left="0.012cm" fo:padding-right="0.012cm"/>
    </style:style>
    <style:style style:name="gr20" style:family="graphic" style:parent-style-name="standard">
      <style:graphic-properties draw:stroke="solid" svg:stroke-width="0.018cm" svg:stroke-color="#ff0000" draw:stroke-linejoin="round" svg:stroke-linecap="round" draw:fill="none" fo:padding-top="0.009cm" fo:padding-bottom="0.009cm" fo:padding-left="0.009cm" fo:padding-right="0.009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="none"/>
      <style:paragraph-properties style:writing-mode="lr-tb"/>
      <style:text-properties fo:font-size="37.5999984741211pt" style:font-size-asian="37.5999984741211pt" style:font-size-complex="37.5999984741211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" fo:font-size="7.5pt" fo:font-weight="normal" style:font-name-asian="Arial" style:font-size-asian="7.5pt" style:font-weight-asian="normal" style:font-name-complex="Arial" style:font-size-complex="7.5pt" style:font-weight-complex="normal"/>
    </style:style>
    <style:style style:name="T2" style:family="text">
      <style:text-properties fo:color="#000000" loext:opacity="100%" style:font-name="Arial" fo:font-size="15pt" fo:font-weight="normal" style:font-name-asian="Arial" style:font-size-asian="15pt" style:font-weight-asian="normal" style:font-name-complex="Arial" style:font-size-complex="15pt" style:font-weight-complex="normal"/>
    </style:style>
    <style:style style:name="T3" style:family="text">
      <style:text-properties fo:color="#000000" loext:opacity="100%" style:font-name="Arial" fo:font-size="37.5999984741211pt" fo:font-weight="normal" style:font-name-asian="Arial" style:font-size-asian="37.5999984741211pt" style:font-weight-asian="normal" style:font-name-complex="Arial" style:font-size-complex="37.59999847412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4.346cm" svg:y1="18.876cm" svg:x2="16.438cm" svg:y2="18.876cm">
          <text:p/>
        </draw:line>
        <draw:line draw:style-name="gr1" draw:text-style-name="P1" draw:layer="layout" svg:x1="19.481cm" svg:y1="18.876cm" svg:x2="22.051cm" svg:y2="18.876cm">
          <text:p/>
        </draw:line>
        <draw:line draw:style-name="gr1" draw:text-style-name="P1" draw:layer="layout" svg:x1="25.095cm" svg:y1="18.876cm" svg:x2="26.708cm" svg:y2="18.876cm">
          <text:p/>
        </draw:line>
        <draw:line draw:style-name="gr2" draw:text-style-name="P1" draw:layer="layout" svg:x1="19.672cm" svg:y1="16.319cm" svg:x2="20.527cm" svg:y2="16.319cm">
          <text:p/>
        </draw:line>
        <draw:line draw:style-name="gr2" draw:text-style-name="P1" draw:layer="layout" svg:x1="19.672cm" svg:y1="16.438cm" svg:x2="20.527cm" svg:y2="16.438cm">
          <text:p/>
        </draw:line>
        <draw:line draw:style-name="gr2" draw:text-style-name="P1" draw:layer="layout" svg:x1="19.672cm" svg:y1="16.56cm" svg:x2="20.527cm" svg:y2="16.56cm">
          <text:p/>
        </draw:line>
        <draw:line draw:style-name="gr2" draw:text-style-name="P1" draw:layer="layout" svg:x1="19.672cm" svg:y1="16.679cm" svg:x2="20.527cm" svg:y2="16.679cm">
          <text:p/>
        </draw:line>
        <draw:line draw:style-name="gr2" draw:text-style-name="P1" draw:layer="layout" svg:x1="19.672cm" svg:y1="16.802cm" svg:x2="20.527cm" svg:y2="16.802cm">
          <text:p/>
        </draw:line>
        <draw:line draw:style-name="gr2" draw:text-style-name="P1" draw:layer="layout" svg:x1="19.672cm" svg:y1="16.92cm" svg:x2="20.527cm" svg:y2="16.92cm">
          <text:p/>
        </draw:line>
        <draw:line draw:style-name="gr2" draw:text-style-name="P1" draw:layer="layout" svg:x1="19.672cm" svg:y1="17.043cm" svg:x2="20.527cm" svg:y2="17.043cm">
          <text:p/>
        </draw:line>
        <draw:line draw:style-name="gr2" draw:text-style-name="P1" draw:layer="layout" svg:x1="19.672cm" svg:y1="17.161cm" svg:x2="20.527cm" svg:y2="17.161cm">
          <text:p/>
        </draw:line>
        <draw:line draw:style-name="gr2" draw:text-style-name="P1" draw:layer="layout" svg:x1="19.672cm" svg:y1="17.284cm" svg:x2="20.527cm" svg:y2="17.284cm">
          <text:p/>
        </draw:line>
        <draw:line draw:style-name="gr2" draw:text-style-name="P1" draw:layer="layout" svg:x1="19.672cm" svg:y1="17.403cm" svg:x2="20.527cm" svg:y2="17.403cm">
          <text:p/>
        </draw:line>
        <draw:line draw:style-name="gr2" draw:text-style-name="P1" draw:layer="layout" svg:x1="19.672cm" svg:y1="17.526cm" svg:x2="20.527cm" svg:y2="17.526cm">
          <text:p/>
        </draw:line>
        <draw:line draw:style-name="gr2" draw:text-style-name="P1" draw:layer="layout" svg:x1="19.672cm" svg:y1="17.644cm" svg:x2="20.527cm" svg:y2="17.644cm">
          <text:p/>
        </draw:line>
        <draw:line draw:style-name="gr2" draw:text-style-name="P1" draw:layer="layout" svg:x1="19.672cm" svg:y1="17.767cm" svg:x2="20.527cm" svg:y2="17.767cm">
          <text:p/>
        </draw:line>
        <draw:line draw:style-name="gr2" draw:text-style-name="P1" draw:layer="layout" svg:x1="19.672cm" svg:y1="17.89cm" svg:x2="20.527cm" svg:y2="17.89cm">
          <text:p/>
        </draw:line>
        <draw:line draw:style-name="gr2" draw:text-style-name="P1" draw:layer="layout" svg:x1="19.672cm" svg:y1="18.008cm" svg:x2="20.527cm" svg:y2="18.008cm">
          <text:p/>
        </draw:line>
        <draw:line draw:style-name="gr2" draw:text-style-name="P1" draw:layer="layout" svg:x1="19.672cm" svg:y1="18.131cm" svg:x2="20.527cm" svg:y2="18.131cm">
          <text:p/>
        </draw:line>
        <draw:line draw:style-name="gr2" draw:text-style-name="P1" draw:layer="layout" svg:x1="19.672cm" svg:y1="18.249cm" svg:x2="20.527cm" svg:y2="18.249cm">
          <text:p/>
        </draw:line>
        <draw:line draw:style-name="gr2" draw:text-style-name="P1" draw:layer="layout" svg:x1="19.672cm" svg:y1="18.372cm" svg:x2="20.527cm" svg:y2="18.372cm">
          <text:p/>
        </draw:line>
        <draw:line draw:style-name="gr2" draw:text-style-name="P1" draw:layer="layout" svg:x1="19.672cm" svg:y1="18.491cm" svg:x2="20.527cm" svg:y2="18.491cm">
          <text:p/>
        </draw:line>
        <draw:line draw:style-name="gr1" draw:text-style-name="P1" draw:layer="layout" svg:x1="14.727cm" svg:y1="18.499cm" svg:x2="16.438cm" svg:y2="18.499cm">
          <text:p/>
        </draw:line>
        <draw:line draw:style-name="gr1" draw:text-style-name="P1" draw:layer="layout" svg:x1="19.481cm" svg:y1="18.499cm" svg:x2="20.527cm" svg:y2="18.499cm">
          <text:p/>
        </draw:line>
        <draw:line draw:style-name="gr1" draw:text-style-name="P1" draw:layer="layout" svg:x1="20.811cm" svg:y1="18.499cm" svg:x2="22.051cm" svg:y2="18.499cm">
          <text:p/>
        </draw:line>
        <draw:line draw:style-name="gr1" draw:text-style-name="P1" draw:layer="layout" svg:x1="25.095cm" svg:y1="18.499cm" svg:x2="26.331cm" svg:y2="18.499cm">
          <text:p/>
        </draw:line>
        <draw:line draw:style-name="gr1" draw:text-style-name="P1" draw:layer="layout" svg:x1="22.212cm" svg:y1="12.319cm" svg:x2="26.331cm" svg:y2="12.319cm">
          <text:p/>
        </draw:line>
        <draw:line draw:style-name="gr1" draw:text-style-name="P1" draw:layer="layout" svg:x1="22.216cm" svg:y1="12.031cm" svg:x2="26.331cm" svg:y2="12.031cm">
          <text:p/>
        </draw:line>
        <draw:line draw:style-name="gr1" draw:text-style-name="P1" draw:layer="layout" svg:x1="26.708cm" svg:y1="18.876cm" svg:x2="26.708cm" svg:y2="5.575cm">
          <text:p/>
        </draw:line>
        <draw:line draw:style-name="gr1" draw:text-style-name="P1" draw:layer="layout" svg:x1="26.331cm" svg:y1="18.499cm" svg:x2="26.331cm" svg:y2="12.319cm">
          <text:p/>
        </draw:line>
        <draw:line draw:style-name="gr1" draw:text-style-name="P1" draw:layer="layout" svg:x1="26.331cm" svg:y1="12.031cm" svg:x2="26.331cm" svg:y2="5.956cm">
          <text:p/>
        </draw:line>
        <draw:line draw:style-name="gr2" draw:text-style-name="P1" draw:layer="layout" svg:x1="20.705cm" svg:y1="13.902cm" svg:x2="20.811cm" svg:y2="13.902cm">
          <text:p/>
        </draw:line>
        <draw:line draw:style-name="gr2" draw:text-style-name="P1" draw:layer="layout" svg:x1="19.955cm" svg:y1="14.025cm" svg:x2="20.811cm" svg:y2="14.025cm">
          <text:p/>
        </draw:line>
        <draw:line draw:style-name="gr2" draw:text-style-name="P1" draw:layer="layout" svg:x1="19.955cm" svg:y1="14.143cm" svg:x2="20.811cm" svg:y2="14.143cm">
          <text:p/>
        </draw:line>
        <draw:line draw:style-name="gr2" draw:text-style-name="P1" draw:layer="layout" svg:x1="19.955cm" svg:y1="14.266cm" svg:x2="20.811cm" svg:y2="14.266cm">
          <text:p/>
        </draw:line>
        <draw:line draw:style-name="gr2" draw:text-style-name="P1" draw:layer="layout" svg:x1="19.955cm" svg:y1="14.384cm" svg:x2="20.811cm" svg:y2="14.384cm">
          <text:p/>
        </draw:line>
        <draw:line draw:style-name="gr2" draw:text-style-name="P1" draw:layer="layout" svg:x1="19.955cm" svg:y1="14.507cm" svg:x2="20.811cm" svg:y2="14.507cm">
          <text:p/>
        </draw:line>
        <draw:line draw:style-name="gr2" draw:text-style-name="P1" draw:layer="layout" svg:x1="19.955cm" svg:y1="14.626cm" svg:x2="20.811cm" svg:y2="14.626cm">
          <text:p/>
        </draw:line>
        <draw:line draw:style-name="gr2" draw:text-style-name="P1" draw:layer="layout" svg:x1="19.955cm" svg:y1="14.748cm" svg:x2="20.811cm" svg:y2="14.748cm">
          <text:p/>
        </draw:line>
        <draw:line draw:style-name="gr2" draw:text-style-name="P1" draw:layer="layout" svg:x1="19.955cm" svg:y1="14.867cm" svg:x2="20.811cm" svg:y2="14.867cm">
          <text:p/>
        </draw:line>
        <draw:line draw:style-name="gr2" draw:text-style-name="P1" draw:layer="layout" svg:x1="19.955cm" svg:y1="14.99cm" svg:x2="20.811cm" svg:y2="14.99cm">
          <text:p/>
        </draw:line>
        <draw:line draw:style-name="gr2" draw:text-style-name="P1" draw:layer="layout" svg:x1="19.955cm" svg:y1="15.108cm" svg:x2="20.811cm" svg:y2="15.108cm">
          <text:p/>
        </draw:line>
        <draw:line draw:style-name="gr2" draw:text-style-name="P1" draw:layer="layout" svg:x1="19.955cm" svg:y1="15.231cm" svg:x2="20.811cm" svg:y2="15.231cm">
          <text:p/>
        </draw:line>
        <draw:line draw:style-name="gr2" draw:text-style-name="P1" draw:layer="layout" svg:x1="19.955cm" svg:y1="15.35cm" svg:x2="20.811cm" svg:y2="15.35cm">
          <text:p/>
        </draw:line>
        <draw:line draw:style-name="gr2" draw:text-style-name="P1" draw:layer="layout" svg:x1="19.955cm" svg:y1="15.472cm" svg:x2="20.811cm" svg:y2="15.472cm">
          <text:p/>
        </draw:line>
        <draw:line draw:style-name="gr2" draw:text-style-name="P1" draw:layer="layout" svg:x1="19.955cm" svg:y1="15.591cm" svg:x2="20.811cm" svg:y2="15.591cm">
          <text:p/>
        </draw:line>
        <draw:line draw:style-name="gr2" draw:text-style-name="P1" draw:layer="layout" svg:x1="19.955cm" svg:y1="15.714cm" svg:x2="20.811cm" svg:y2="15.714cm">
          <text:p/>
        </draw:line>
        <draw:line draw:style-name="gr2" draw:text-style-name="P1" draw:layer="layout" svg:x1="19.955cm" svg:y1="15.836cm" svg:x2="20.811cm" svg:y2="15.836cm">
          <text:p/>
        </draw:line>
        <draw:line draw:style-name="gr2" draw:text-style-name="P1" draw:layer="layout" svg:x1="19.955cm" svg:y1="15.955cm" svg:x2="20.811cm" svg:y2="15.955cm">
          <text:p/>
        </draw:line>
        <draw:line draw:style-name="gr1" draw:text-style-name="P1" draw:layer="layout" svg:x1="20.811cm" svg:y1="18.499cm" svg:x2="20.811cm" svg:y2="16.002cm">
          <text:p/>
        </draw:line>
        <draw:line draw:style-name="gr1" draw:text-style-name="P1" draw:layer="layout" svg:x1="20.811cm" svg:y1="10.629cm" svg:x2="20.811cm" svg:y2="8.847cm">
          <text:p/>
        </draw:line>
        <draw:line draw:style-name="gr1" draw:text-style-name="P1" draw:layer="layout" svg:x1="19.672cm" svg:y1="9.131cm" svg:x2="19.672cm" svg:y2="5.956cm">
          <text:p/>
        </draw:line>
        <draw:line draw:style-name="gr2" draw:text-style-name="P1" draw:layer="layout" svg:x1="19.955cm" svg:y1="6.053cm" svg:x2="20.811cm" svg:y2="6.053cm">
          <text:p/>
        </draw:line>
        <draw:line draw:style-name="gr2" draw:text-style-name="P1" draw:layer="layout" svg:x1="19.955cm" svg:y1="6.172cm" svg:x2="20.811cm" svg:y2="6.172cm">
          <text:p/>
        </draw:line>
        <draw:line draw:style-name="gr2" draw:text-style-name="P1" draw:layer="layout" svg:x1="19.955cm" svg:y1="6.294cm" svg:x2="20.811cm" svg:y2="6.294cm">
          <text:p/>
        </draw:line>
        <draw:line draw:style-name="gr2" draw:text-style-name="P1" draw:layer="layout" svg:x1="19.955cm" svg:y1="6.413cm" svg:x2="20.811cm" svg:y2="6.413cm">
          <text:p/>
        </draw:line>
        <draw:line draw:style-name="gr2" draw:text-style-name="P1" draw:layer="layout" svg:x1="19.955cm" svg:y1="6.536cm" svg:x2="20.811cm" svg:y2="6.536cm">
          <text:p/>
        </draw:line>
        <draw:line draw:style-name="gr2" draw:text-style-name="P1" draw:layer="layout" svg:x1="19.955cm" svg:y1="6.654cm" svg:x2="20.811cm" svg:y2="6.654cm">
          <text:p/>
        </draw:line>
        <draw:line draw:style-name="gr2" draw:text-style-name="P1" draw:layer="layout" svg:x1="19.955cm" svg:y1="6.777cm" svg:x2="20.811cm" svg:y2="6.777cm">
          <text:p/>
        </draw:line>
        <draw:line draw:style-name="gr2" draw:text-style-name="P1" draw:layer="layout" svg:x1="19.955cm" svg:y1="6.896cm" svg:x2="20.811cm" svg:y2="6.896cm">
          <text:p/>
        </draw:line>
        <draw:line draw:style-name="gr2" draw:text-style-name="P1" draw:layer="layout" svg:x1="19.955cm" svg:y1="7.018cm" svg:x2="20.811cm" svg:y2="7.018cm">
          <text:p/>
        </draw:line>
        <draw:line draw:style-name="gr2" draw:text-style-name="P1" draw:layer="layout" svg:x1="19.955cm" svg:y1="7.141cm" svg:x2="20.811cm" svg:y2="7.141cm">
          <text:p/>
        </draw:line>
        <draw:line draw:style-name="gr2" draw:text-style-name="P1" draw:layer="layout" svg:x1="19.955cm" svg:y1="7.26cm" svg:x2="20.811cm" svg:y2="7.26cm">
          <text:p/>
        </draw:line>
        <draw:line draw:style-name="gr2" draw:text-style-name="P1" draw:layer="layout" svg:x1="19.955cm" svg:y1="7.382cm" svg:x2="20.811cm" svg:y2="7.382cm">
          <text:p/>
        </draw:line>
        <draw:line draw:style-name="gr2" draw:text-style-name="P1" draw:layer="layout" svg:x1="19.955cm" svg:y1="7.501cm" svg:x2="20.811cm" svg:y2="7.501cm">
          <text:p/>
        </draw:line>
        <draw:line draw:style-name="gr2" draw:text-style-name="P1" draw:layer="layout" svg:x1="19.955cm" svg:y1="7.624cm" svg:x2="20.811cm" svg:y2="7.624cm">
          <text:p/>
        </draw:line>
        <draw:line draw:style-name="gr2" draw:text-style-name="P1" draw:layer="layout" svg:x1="19.955cm" svg:y1="7.742cm" svg:x2="20.811cm" svg:y2="7.742cm">
          <text:p/>
        </draw:line>
        <draw:line draw:style-name="gr2" draw:text-style-name="P1" draw:layer="layout" svg:x1="19.955cm" svg:y1="7.865cm" svg:x2="20.811cm" svg:y2="7.865cm">
          <text:p/>
        </draw:line>
        <draw:line draw:style-name="gr2" draw:text-style-name="P1" draw:layer="layout" svg:x1="19.955cm" svg:y1="7.984cm" svg:x2="20.811cm" svg:y2="7.984cm">
          <text:p/>
        </draw:line>
        <draw:line draw:style-name="gr2" draw:text-style-name="P1" draw:layer="layout" svg:x1="19.955cm" svg:y1="8.106cm" svg:x2="20.811cm" svg:y2="8.106cm">
          <text:p/>
        </draw:line>
        <draw:line draw:style-name="gr2" draw:text-style-name="P1" draw:layer="layout" svg:x1="19.955cm" svg:y1="8.225cm" svg:x2="20.811cm" svg:y2="8.225cm">
          <text:p/>
        </draw:line>
        <draw:line draw:style-name="gr2" draw:text-style-name="P1" draw:layer="layout" svg:x1="19.955cm" svg:y1="8.348cm" svg:x2="20.811cm" svg:y2="8.348cm">
          <text:p/>
        </draw:line>
        <draw:line draw:style-name="gr2" draw:text-style-name="P1" draw:layer="layout" svg:x1="19.955cm" svg:y1="8.466cm" svg:x2="20.811cm" svg:y2="8.466cm">
          <text:p/>
        </draw:line>
        <draw:line draw:style-name="gr2" draw:text-style-name="P1" draw:layer="layout" svg:x1="19.955cm" svg:y1="8.589cm" svg:x2="20.811cm" svg:y2="8.589cm">
          <text:p/>
        </draw:line>
        <draw:line draw:style-name="gr2" draw:text-style-name="P1" draw:layer="layout" svg:x1="19.955cm" svg:y1="8.707cm" svg:x2="20.811cm" svg:y2="8.707cm">
          <text:p/>
        </draw:line>
        <draw:line draw:style-name="gr2" draw:text-style-name="P1" draw:layer="layout" svg:x1="19.955cm" svg:y1="8.83cm" svg:x2="20.811cm" svg:y2="8.83cm">
          <text:p/>
        </draw:line>
        <draw:line draw:style-name="gr2" draw:text-style-name="P1" draw:layer="layout" svg:x1="19.672cm" svg:y1="9.194cm" svg:x2="20.527cm" svg:y2="9.194cm">
          <text:p/>
        </draw:line>
        <draw:line draw:style-name="gr2" draw:text-style-name="P1" draw:layer="layout" svg:x1="19.672cm" svg:y1="9.313cm" svg:x2="20.527cm" svg:y2="9.313cm">
          <text:p/>
        </draw:line>
        <draw:line draw:style-name="gr2" draw:text-style-name="P1" draw:layer="layout" svg:x1="19.672cm" svg:y1="9.436cm" svg:x2="20.527cm" svg:y2="9.436cm">
          <text:p/>
        </draw:line>
        <draw:line draw:style-name="gr2" draw:text-style-name="P1" draw:layer="layout" svg:x1="19.672cm" svg:y1="9.554cm" svg:x2="20.527cm" svg:y2="9.554cm">
          <text:p/>
        </draw:line>
        <draw:line draw:style-name="gr2" draw:text-style-name="P1" draw:layer="layout" svg:x1="19.672cm" svg:y1="9.677cm" svg:x2="20.527cm" svg:y2="9.677cm">
          <text:p/>
        </draw:line>
        <draw:line draw:style-name="gr2" draw:text-style-name="P1" draw:layer="layout" svg:x1="19.672cm" svg:y1="9.795cm" svg:x2="20.527cm" svg:y2="9.795cm">
          <text:p/>
        </draw:line>
        <draw:line draw:style-name="gr2" draw:text-style-name="P1" draw:layer="layout" svg:x1="19.672cm" svg:y1="9.918cm" svg:x2="20.527cm" svg:y2="9.918cm">
          <text:p/>
        </draw:line>
        <draw:line draw:style-name="gr2" draw:text-style-name="P1" draw:layer="layout" svg:x1="19.672cm" svg:y1="10.037cm" svg:x2="20.527cm" svg:y2="10.037cm">
          <text:p/>
        </draw:line>
        <draw:line draw:style-name="gr2" draw:text-style-name="P1" draw:layer="layout" svg:x1="19.672cm" svg:y1="10.16cm" svg:x2="20.527cm" svg:y2="10.16cm">
          <text:p/>
        </draw:line>
        <draw:line draw:style-name="gr2" draw:text-style-name="P1" draw:layer="layout" svg:x1="19.672cm" svg:y1="10.278cm" svg:x2="20.527cm" svg:y2="10.278cm">
          <text:p/>
        </draw:line>
        <draw:line draw:style-name="gr2" draw:text-style-name="P1" draw:layer="layout" svg:x1="19.672cm" svg:y1="10.401cm" svg:x2="20.527cm" svg:y2="10.401cm">
          <text:p/>
        </draw:line>
        <draw:line draw:style-name="gr1" draw:text-style-name="P1" draw:layer="layout" svg:x1="19.955cm" svg:y1="8.847cm" svg:x2="19.955cm" svg:y2="5.956cm">
          <text:p/>
        </draw:line>
        <draw:line draw:style-name="gr1" draw:text-style-name="P1" draw:layer="layout" svg:x1="19.672cm" svg:y1="16.285cm" svg:x2="19.672cm" svg:y2="13.876cm">
          <text:p/>
        </draw:line>
        <draw:line draw:style-name="gr2" draw:text-style-name="P1" draw:layer="layout" svg:x1="19.672cm" svg:y1="18.499cm" svg:x2="19.672cm" svg:y2="16.285cm">
          <text:p/>
        </draw:line>
        <draw:line draw:style-name="gr1" draw:text-style-name="P1" draw:layer="layout" svg:x1="19.955cm" svg:y1="16.002cm" svg:x2="19.955cm" svg:y2="13.961cm">
          <text:p/>
        </draw:line>
        <draw:line draw:style-name="gr1" draw:text-style-name="P1" draw:layer="layout" svg:x1="20.527cm" svg:y1="18.499cm" svg:x2="20.527cm" svg:y2="16.285cm">
          <text:p/>
        </draw:line>
        <draw:line draw:style-name="gr1" draw:text-style-name="P1" draw:layer="layout" svg:x1="20.527cm" svg:y1="10.46cm" svg:x2="20.527cm" svg:y2="9.131cm">
          <text:p/>
        </draw:line>
        <draw:line draw:style-name="gr1" draw:text-style-name="P1" draw:layer="layout" svg:x1="16.764cm" svg:y1="10.46cm" svg:x2="16.764cm" svg:y2="5.956cm">
          <text:p/>
        </draw:line>
        <draw:line draw:style-name="gr1" draw:text-style-name="P1" draw:layer="layout" svg:x1="16.48cm" svg:y1="10.46cm" svg:x2="16.48cm" svg:y2="5.956cm">
          <text:p/>
        </draw:line>
        <draw:line draw:style-name="gr3" draw:text-style-name="P1" draw:layer="layout" svg:x1="15.337cm" svg:y1="8.712cm" svg:x2="15.337cm" svg:y2="7.569cm">
          <text:p/>
        </draw:line>
        <draw:line draw:style-name="gr1" draw:text-style-name="P1" draw:layer="layout" svg:x1="16.289cm" svg:y1="10.748cm" svg:x2="16.289cm" svg:y2="10.46cm">
          <text:p/>
        </draw:line>
        <draw:line draw:style-name="gr1" draw:text-style-name="P1" draw:layer="layout" svg:x1="14.579cm" svg:y1="10.748cm" svg:x2="14.579cm" svg:y2="10.46cm">
          <text:p/>
        </draw:line>
        <draw:line draw:style-name="gr1" draw:text-style-name="P1" draw:layer="layout" svg:x1="26.708cm" svg:y1="5.575cm" svg:x2="25.095cm" svg:y2="5.575cm">
          <text:p/>
        </draw:line>
        <draw:line draw:style-name="gr1" draw:text-style-name="P1" draw:layer="layout" svg:x1="22.051cm" svg:y1="5.575cm" svg:x2="18.787cm" svg:y2="5.575cm">
          <text:p/>
        </draw:line>
        <draw:line draw:style-name="gr1" draw:text-style-name="P1" draw:layer="layout" svg:x1="17.648cm" svg:y1="5.575cm" svg:x2="15.498cm" svg:y2="5.575cm">
          <text:p/>
        </draw:line>
        <draw:line draw:style-name="gr1" draw:text-style-name="P1" draw:layer="layout" svg:x1="26.331cm" svg:y1="5.956cm" svg:x2="25.095cm" svg:y2="5.956cm">
          <text:p/>
        </draw:line>
        <draw:line draw:style-name="gr1" draw:text-style-name="P1" draw:layer="layout" svg:x1="22.051cm" svg:y1="5.956cm" svg:x2="19.955cm" svg:y2="5.956cm">
          <text:p/>
        </draw:line>
        <draw:line draw:style-name="gr1" draw:text-style-name="P1" draw:layer="layout" svg:x1="19.672cm" svg:y1="5.956cm" svg:x2="18.787cm" svg:y2="5.956cm">
          <text:p/>
        </draw:line>
        <draw:line draw:style-name="gr1" draw:text-style-name="P1" draw:layer="layout" svg:x1="17.648cm" svg:y1="5.956cm" svg:x2="16.764cm" svg:y2="5.956cm">
          <text:p/>
        </draw:line>
        <draw:line draw:style-name="gr3" draw:text-style-name="P1" draw:layer="layout" svg:x1="19.672cm" svg:y1="7.095cm" svg:x2="16.764cm" svg:y2="7.095cm">
          <text:p/>
        </draw:line>
        <draw:line draw:style-name="gr3" draw:text-style-name="P1" draw:layer="layout" svg:x1="19.672cm" svg:y1="7.192cm" svg:x2="16.764cm" svg:y2="7.192cm">
          <text:p/>
        </draw:line>
        <draw:line draw:style-name="gr1" draw:text-style-name="P1" draw:layer="layout" svg:x1="16.48cm" svg:y1="5.956cm" svg:x2="15.337cm" svg:y2="5.956cm">
          <text:p/>
        </draw:line>
        <draw:line draw:style-name="gr4" draw:text-style-name="P1" draw:layer="layout" svg:x1="14.346cm" svg:y1="18.876cm" svg:x2="14.346cm" svg:y2="16.027cm">
          <text:p/>
        </draw:line>
        <draw:line draw:style-name="gr1" draw:text-style-name="P1" draw:layer="layout" svg:x1="14.727cm" svg:y1="18.499cm" svg:x2="14.727cm" svg:y2="15.646cm">
          <text:p/>
        </draw:line>
        <draw:line draw:style-name="gr1" draw:text-style-name="P1" draw:layer="layout" svg:x1="12.446cm" svg:y1="16.027cm" svg:x2="11.493cm" svg:y2="16.027cm">
          <text:p/>
        </draw:line>
        <draw:line draw:style-name="gr1" draw:text-style-name="P1" draw:layer="layout" svg:x1="14.439cm" svg:y1="15.646cm" svg:x2="14.346cm" svg:y2="15.646cm">
          <text:p/>
        </draw:line>
        <draw:line draw:style-name="gr1" draw:text-style-name="P1" draw:layer="layout" svg:x1="12.446cm" svg:y1="15.646cm" svg:x2="11.65cm" svg:y2="15.646cm">
          <text:p/>
        </draw:line>
        <draw:line draw:style-name="gr1" draw:text-style-name="P1" draw:layer="layout" svg:x1="9.342cm" svg:y1="14.682cm" svg:x2="9.746cm" svg:y2="14.279cm">
          <text:p/>
        </draw:line>
        <draw:line draw:style-name="gr1" draw:text-style-name="P1" draw:layer="layout" svg:x1="11.494cm" svg:y1="16.028cm" svg:x2="10.824cm" svg:y2="15.358cm">
          <text:p/>
        </draw:line>
        <draw:line draw:style-name="gr1" draw:text-style-name="P1" draw:layer="layout" svg:x1="10.021cm" svg:y1="14.555cm" svg:x2="9.745cm" svg:y2="14.279cm">
          <text:p/>
        </draw:line>
        <draw:line draw:style-name="gr1" draw:text-style-name="P1" draw:layer="layout" svg:x1="11.651cm" svg:y1="15.647cm" svg:x2="11.095cm" svg:y2="15.091cm">
          <text:p/>
        </draw:line>
        <draw:line draw:style-name="gr1" draw:text-style-name="P1" draw:layer="layout" svg:x1="10.288cm" svg:y1="14.284cm" svg:x2="9.745cm" svg:y2="13.741cm">
          <text:p/>
        </draw:line>
        <draw:line draw:style-name="gr1" draw:text-style-name="P1" draw:layer="layout" svg:x1="15.499cm" svg:y1="5.576cm" svg:x2="15.324cm" svg:y2="5.401cm">
          <text:p/>
        </draw:line>
        <draw:line draw:style-name="gr1" draw:text-style-name="P1" draw:layer="layout" svg:x1="12.768cm" svg:y1="2.845cm" svg:x2="11.557cm" svg:y2="1.634cm">
          <text:p/>
        </draw:line>
        <draw:line draw:style-name="gr1" draw:text-style-name="P1" draw:layer="layout" svg:x1="15.338cm" svg:y1="5.957cm" svg:x2="15.053cm" svg:y2="5.668cm">
          <text:p/>
        </draw:line>
        <draw:line draw:style-name="gr3" draw:text-style-name="P1" draw:layer="layout" svg:x1="15.338cm" svg:y1="7.57cm" svg:x2="13.038cm" svg:y2="5.266cm">
          <text:p/>
        </draw:line>
        <draw:line draw:style-name="gr1" draw:text-style-name="P1" draw:layer="layout" svg:x1="12.502cm" svg:y1="3.116cm" svg:x2="11.557cm" svg:y2="2.175cm">
          <text:p/>
        </draw:line>
        <draw:line draw:style-name="gr1" draw:text-style-name="P1" draw:layer="layout" svg:x1="11.82cm" svg:y1="6.74cm" svg:x2="9.406cm" svg:y2="4.326cm">
          <text:p/>
        </draw:line>
        <draw:line draw:style-name="gr1" draw:text-style-name="P1" draw:layer="layout" svg:x1="11.536cm" svg:y1="6.859cm" svg:x2="9.203cm" svg:y2="4.525cm">
          <text:p/>
        </draw:line>
        <draw:line draw:style-name="gr1" draw:text-style-name="P1" draw:layer="layout" svg:x1="4.966cm" svg:y1="14.682cm" svg:x2="4.428cm" svg:y2="14.143cm">
          <text:p/>
        </draw:line>
        <draw:line draw:style-name="gr1" draw:text-style-name="P1" draw:layer="layout" svg:x1="2.278cm" svg:y1="11.994cm" svg:x2="1.803cm" svg:y2="11.514cm">
          <text:p/>
        </draw:line>
        <draw:line draw:style-name="gr1" draw:text-style-name="P1" draw:layer="layout" svg:x1="5.127cm" svg:y1="14.301cm" svg:x2="4.699cm" svg:y2="13.872cm">
          <text:p/>
        </draw:line>
        <draw:line draw:style-name="gr1" draw:text-style-name="P1" draw:layer="layout" svg:x1="2.545cm" svg:y1="11.723cm" svg:x2="2.277cm" svg:y2="11.451cm">
          <text:p/>
        </draw:line>
        <draw:line draw:style-name="gr1" draw:text-style-name="P1" draw:layer="layout" svg:x1="4.965cm" svg:y1="14.681cm" svg:x2="5.689cm" svg:y2="14.681cm">
          <text:p/>
        </draw:line>
        <draw:line draw:style-name="gr1" draw:text-style-name="P1" draw:layer="layout" svg:x1="8.733cm" svg:y1="14.681cm" svg:x2="9.342cm" svg:y2="14.681cm">
          <text:p/>
        </draw:line>
        <draw:line draw:style-name="gr1" draw:text-style-name="P1" draw:layer="layout" svg:x1="5.126cm" svg:y1="14.3cm" svg:x2="5.689cm" svg:y2="14.3cm">
          <text:p/>
        </draw:line>
        <draw:line draw:style-name="gr1" draw:text-style-name="P1" draw:layer="layout" svg:x1="8.733cm" svg:y1="14.3cm" svg:x2="9.182cm" svg:y2="14.3cm">
          <text:p/>
        </draw:line>
        <draw:line draw:style-name="gr1" draw:text-style-name="P1" draw:layer="layout" svg:x1="1.803cm" svg:y1="11.392cm" svg:x2="11.558cm" svg:y2="1.634cm">
          <text:p/>
        </draw:line>
        <draw:line draw:style-name="gr1" draw:text-style-name="P1" draw:layer="layout" svg:x1="2.277cm" svg:y1="11.452cm" svg:x2="9.204cm" svg:y2="4.525cm">
          <text:p/>
        </draw:line>
        <draw:line draw:style-name="gr1" draw:text-style-name="P1" draw:layer="layout" svg:x1="2.277cm" svg:y1="11.994cm" svg:x2="2.545cm" svg:y2="11.722cm">
          <text:p/>
        </draw:line>
        <draw:line draw:style-name="gr1" draw:text-style-name="P1" draw:layer="layout" svg:x1="4.428cm" svg:y1="14.144cm" svg:x2="4.7cm" svg:y2="13.872cm">
          <text:p/>
        </draw:line>
        <draw:line draw:style-name="gr1" draw:text-style-name="P1" draw:layer="layout" svg:x1="9.406cm" svg:y1="4.327cm" svg:x2="11.558cm" svg:y2="2.175cm">
          <text:p/>
        </draw:line>
        <draw:line draw:style-name="gr1" draw:text-style-name="P1" draw:layer="layout" svg:x1="21.955cm" svg:y1="12.175cm" svg:x2="21.89cm" svg:y2="12.243cm">
          <text:p/>
        </draw:line>
        <draw:line draw:style-name="gr1" draw:text-style-name="P1" draw:layer="layout" svg:x1="20.71cm" svg:y1="13.483cm" svg:x2="20.527cm" svg:y2="13.678cm">
          <text:p/>
        </draw:line>
        <draw:line draw:style-name="gr1" draw:text-style-name="P1" draw:layer="layout" svg:x1="22.213cm" svg:y1="12.319cm" svg:x2="22.089cm" svg:y2="12.447cm">
          <text:p/>
        </draw:line>
        <draw:line draw:style-name="gr1" draw:text-style-name="P1" draw:layer="layout" svg:x1="20.913cm" svg:y1="13.686cm" svg:x2="20.65cm" svg:y2="13.962cm">
          <text:p/>
        </draw:line>
        <draw:line draw:style-name="gr1" draw:text-style-name="P1" draw:layer="layout" svg:x1="21.955cm" svg:y1="12.176cm" svg:x2="21.886cm" svg:y2="12.107cm">
          <text:p/>
        </draw:line>
        <draw:line draw:style-name="gr1" draw:text-style-name="P1" draw:layer="layout" svg:x1="20.676cm" svg:y1="10.897cm" svg:x2="20.527cm" svg:y2="10.748cm">
          <text:p/>
        </draw:line>
        <draw:line draw:style-name="gr1" draw:text-style-name="P1" draw:layer="layout" svg:x1="22.217cm" svg:y1="12.032cm" svg:x2="22.089cm" svg:y2="11.904cm">
          <text:p/>
        </draw:line>
        <draw:line draw:style-name="gr1" draw:text-style-name="P1" draw:layer="layout" svg:x1="20.879cm" svg:y1="10.694cm" svg:x2="20.811cm" svg:y2="10.629cm">
          <text:p/>
        </draw:line>
        <draw:line draw:style-name="gr1" draw:text-style-name="P1" draw:layer="layout" svg:x1="21.886cm" svg:y1="12.108cm" svg:x2="22.09cm" svg:y2="11.904cm">
          <text:p/>
        </draw:line>
        <draw:line draw:style-name="gr1" draw:text-style-name="P1" draw:layer="layout" svg:x1="20.675cm" svg:y1="10.897cm" svg:x2="20.879cm" svg:y2="10.693cm">
          <text:p/>
        </draw:line>
        <draw:line draw:style-name="gr1" draw:text-style-name="P1" draw:layer="layout" svg:x1="21.89cm" svg:y1="12.242cm" svg:x2="22.09cm" svg:y2="12.447cm">
          <text:p/>
        </draw:line>
        <draw:line draw:style-name="gr1" draw:text-style-name="P1" draw:layer="layout" svg:x1="20.709cm" svg:y1="13.483cm" svg:x2="20.913cm" svg:y2="13.687cm">
          <text:p/>
        </draw:line>
        <draw:line draw:style-name="gr1" draw:text-style-name="P1" draw:layer="layout" svg:x1="20.527cm" svg:y1="13.677cm" svg:x2="19.875cm" svg:y2="13.677cm">
          <text:p/>
        </draw:line>
        <draw:line draw:style-name="gr1" draw:text-style-name="P1" draw:layer="layout" svg:x1="20.65cm" svg:y1="13.961cm" svg:x2="19.955cm" svg:y2="13.961cm">
          <text:p/>
        </draw:line>
        <draw:line draw:style-name="gr1" draw:text-style-name="P1" draw:layer="layout" svg:x1="20.527cm" svg:y1="16.285cm" svg:x2="19.672cm" svg:y2="16.285cm">
          <text:p/>
        </draw:line>
        <draw:line draw:style-name="gr1" draw:text-style-name="P1" draw:layer="layout" svg:x1="20.811cm" svg:y1="16.002cm" svg:x2="19.955cm" svg:y2="16.002cm">
          <text:p/>
        </draw:line>
        <draw:line draw:style-name="gr1" draw:text-style-name="P1" draw:layer="layout" svg:x1="18.728cm" svg:y1="12.937cm" svg:x2="19.673cm" svg:y2="13.877cm">
          <text:p/>
        </draw:line>
        <draw:line draw:style-name="gr1" draw:text-style-name="P1" draw:layer="layout" svg:x1="18.846cm" svg:y1="12.649cm" svg:x2="19.876cm" svg:y2="13.678cm">
          <text:p/>
        </draw:line>
        <draw:line draw:style-name="gr1" draw:text-style-name="P1" draw:layer="layout" svg:x1="20.527cm" svg:y1="10.748cm" svg:x2="19.481cm" svg:y2="10.748cm">
          <text:p/>
        </draw:line>
        <draw:line draw:style-name="gr1" draw:text-style-name="P1" draw:layer="layout" svg:x1="18.148cm" svg:y1="10.748cm" svg:x2="16.48cm" svg:y2="10.748cm">
          <text:p/>
        </draw:line>
        <draw:line draw:style-name="gr1" draw:text-style-name="P1" draw:layer="layout" svg:x1="18.846cm" svg:y1="12.649cm" svg:x2="18.444cm" svg:y2="12.649cm">
          <text:p/>
        </draw:line>
        <draw:line draw:style-name="gr1" draw:text-style-name="P1" draw:layer="layout" svg:x1="16.73cm" svg:y1="12.649cm" svg:x2="14.439cm" svg:y2="12.649cm">
          <text:p/>
        </draw:line>
        <draw:line draw:style-name="gr1" draw:text-style-name="P1" draw:layer="layout" svg:x1="18.728cm" svg:y1="12.937cm" svg:x2="18.444cm" svg:y2="12.937cm">
          <text:p/>
        </draw:line>
        <draw:line draw:style-name="gr1" draw:text-style-name="P1" draw:layer="layout" svg:x1="16.73cm" svg:y1="12.937cm" svg:x2="14.727cm" svg:y2="12.937cm">
          <text:p/>
        </draw:line>
        <draw:line draw:style-name="gr1" draw:text-style-name="P1" draw:layer="layout" svg:x1="20.527cm" svg:y1="10.46cm" svg:x2="19.481cm" svg:y2="10.46cm">
          <text:p/>
        </draw:line>
        <draw:line draw:style-name="gr1" draw:text-style-name="P1" draw:layer="layout" svg:x1="18.148cm" svg:y1="10.46cm" svg:x2="16.764cm" svg:y2="10.46cm">
          <text:p/>
        </draw:line>
        <draw:line draw:style-name="gr1" draw:text-style-name="P1" draw:layer="layout" svg:x1="20.527cm" svg:y1="9.131cm" svg:x2="19.672cm" svg:y2="9.131cm">
          <text:p/>
        </draw:line>
        <draw:line draw:style-name="gr1" draw:text-style-name="P1" draw:layer="layout" svg:x1="20.811cm" svg:y1="8.847cm" svg:x2="19.955cm" svg:y2="8.847cm">
          <text:p/>
        </draw:line>
        <draw:line draw:style-name="gr1" draw:text-style-name="P1" draw:layer="layout" svg:x1="19.481cm" svg:y1="10.46cm" svg:x2="19.481cm" svg:y2="10.748cm">
          <text:p/>
        </draw:line>
        <draw:line draw:style-name="gr1" draw:text-style-name="P1" draw:layer="layout" svg:x1="18.148cm" svg:y1="10.46cm" svg:x2="18.148cm" svg:y2="10.748cm">
          <text:p/>
        </draw:line>
        <draw:line draw:style-name="gr2" draw:text-style-name="P1" draw:layer="layout" svg:x1="20.811cm" svg:y1="8.847cm" svg:x2="20.811cm" svg:y2="5.956cm">
          <text:p/>
        </draw:line>
        <draw:line draw:style-name="gr2" draw:text-style-name="P1" draw:layer="layout" svg:x1="19.672cm" svg:y1="9.131cm" svg:x2="19.672cm" svg:y2="10.46cm">
          <text:p/>
        </draw:line>
        <draw:line draw:style-name="gr1" draw:text-style-name="P1" draw:layer="layout" svg:x1="14.727cm" svg:y1="15.646cm" svg:x2="14.727cm" svg:y2="12.937cm">
          <text:p/>
        </draw:line>
        <draw:line draw:style-name="gr1" draw:text-style-name="P1" draw:layer="layout" svg:x1="14.439cm" svg:y1="15.646cm" svg:x2="14.439cm" svg:y2="12.649cm">
          <text:p/>
        </draw:line>
        <draw:line draw:style-name="gr1" draw:text-style-name="P1" draw:layer="layout" svg:x1="18.444cm" svg:y1="12.649cm" svg:x2="18.444cm" svg:y2="12.937cm">
          <text:p/>
        </draw:line>
        <draw:line draw:style-name="gr1" draw:text-style-name="P1" draw:layer="layout" svg:x1="16.73cm" svg:y1="12.649cm" svg:x2="16.73cm" svg:y2="12.937cm">
          <text:p/>
        </draw:line>
        <draw:line draw:style-name="gr1" draw:text-style-name="P1" draw:layer="layout" svg:x1="16.48cm" svg:y1="10.748cm" svg:x2="16.289cm" svg:y2="10.748cm">
          <text:p/>
        </draw:line>
        <draw:line draw:style-name="gr1" draw:text-style-name="P1" draw:layer="layout" svg:x1="14.579cm" svg:y1="10.748cm" svg:x2="11.535cm" svg:y2="10.748cm">
          <text:p/>
        </draw:line>
        <draw:line draw:style-name="gr1" draw:text-style-name="P1" draw:layer="layout" svg:x1="16.48cm" svg:y1="10.46cm" svg:x2="16.289cm" svg:y2="10.46cm">
          <text:p/>
        </draw:line>
        <draw:line draw:style-name="gr3" draw:text-style-name="P1" draw:layer="layout" svg:x1="16.48cm" svg:y1="8.712cm" svg:x2="15.337cm" svg:y2="8.712cm">
          <text:p/>
        </draw:line>
        <draw:line draw:style-name="gr3" draw:text-style-name="P1" draw:layer="layout" svg:x1="16.48cm" svg:y1="7.573cm" svg:x2="15.337cm" svg:y2="7.573cm">
          <text:p/>
        </draw:line>
        <draw:line draw:style-name="gr1" draw:text-style-name="P1" draw:layer="layout" svg:x1="14.579cm" svg:y1="10.46cm" svg:x2="11.535cm" svg:y2="10.46cm">
          <text:p/>
        </draw:line>
        <draw:polyline draw:style-name="gr1" draw:text-style-name="P1" draw:layer="layout" svg:width="0.284cm" svg:height="1.892cm" svg:x="11.535cm" svg:y="6.858cm" svg:viewBox="0 0 285 1893" draw:points="285,1893 0,1893 0,0">
          <text:p/>
        </draw:polyline>
        <draw:line draw:style-name="gr1" draw:text-style-name="P1" draw:layer="layout" svg:x1="11.535cm" svg:y1="10.46cm" svg:x2="11.535cm" svg:y2="10.748cm">
          <text:p/>
        </draw:line>
        <draw:line draw:style-name="gr1" draw:text-style-name="P1" draw:layer="layout" svg:x1="11.819cm" svg:y1="6.739cm" svg:x2="11.819cm" svg:y2="8.75cm">
          <text:p/>
        </draw:line>
        <draw:line draw:style-name="gr1" draw:text-style-name="P1" draw:layer="layout" svg:x1="9.182cm" svg:y1="14.301cm" svg:x2="9.746cm" svg:y2="13.741cm">
          <text:p/>
        </draw:line>
        <draw:line draw:style-name="gr1" draw:text-style-name="P1" draw:layer="layout" svg:x1="12.501cm" svg:y1="3.116cm" svg:x2="12.768cm" svg:y2="2.844cm">
          <text:p/>
        </draw:line>
        <draw:line draw:style-name="gr3" draw:text-style-name="P1" draw:layer="layout" svg:x1="13.707cm" svg:y1="4.327cm" svg:x2="13.979cm" svg:y2="4.055cm">
          <text:p/>
        </draw:line>
        <draw:line draw:style-name="gr1" draw:text-style-name="P1" draw:layer="layout" svg:x1="15.053cm" svg:y1="5.669cm" svg:x2="15.325cm" svg:y2="5.401cm">
          <text:p/>
        </draw:line>
        <draw:line draw:style-name="gr3" draw:text-style-name="P1" draw:layer="layout" svg:x1="13.038cm" svg:y1="5.267cm" svg:x2="13.844cm" svg:y2="4.461cm">
          <text:p/>
        </draw:line>
        <draw:path draw:style-name="gr3" draw:text-style-name="P1" draw:layer="layout" svg:width="0.224cm" svg:height="0.225cm" svg:x="16.065cm" svg:y="8.03cm" svg:viewBox="0 0 225 226" svg:d="M112 0c-62 0-112 50-112 112 0 63 50 114 112 114s113-51 113-114c0-62-51-112-113-112z">
          <text:p/>
        </draw:path>
        <draw:path draw:style-name="gr3" draw:text-style-name="P1" draw:layer="layout" svg:width="0.224cm" svg:height="0.225cm" svg:x="15.604cm" svg:y="8.377cm" svg:viewBox="0 0 225 226" svg:d="M112 0c-62 0-112 51-112 113s50 113 112 113 113-51 113-113-51-113-113-113z">
          <text:p/>
        </draw:path>
        <draw:path draw:style-name="gr3" draw:text-style-name="P1" draw:layer="layout" svg:width="0.224cm" svg:height="0.224cm" svg:x="15.604cm" svg:y="7.675cm" svg:viewBox="0 0 225 225" svg:d="M112 0c-62 0-112 50-112 113 0 62 50 112 112 112s113-50 113-112c0-63-51-113-113-113z">
          <text:p/>
        </draw:path>
        <draw:path draw:style-name="gr3" draw:text-style-name="P1" draw:layer="layout" svg:width="0.017cm" svg:height="0.08cm" svg:x="13.419cm" svg:y="5.266cm" svg:viewBox="0 0 18 81" svg:d="M18 0c-24 22-24 59 0 81">
          <text:p/>
        </draw:path>
        <draw:line draw:style-name="gr3" draw:text-style-name="P1" draw:layer="layout" svg:x1="13.44cm" svg:y1="5.346cm" svg:x2="14.301cm" svg:y2="6.211cm">
          <text:p/>
        </draw:line>
        <draw:path draw:style-name="gr3" draw:text-style-name="P1" draw:layer="layout" svg:width="0.08cm" svg:height="0.016cm" svg:x="14.3cm" svg:y="6.206cm" svg:viewBox="0 0 81 17" svg:d="M0 0c22 23 58 23 81 0">
          <text:p/>
        </draw:path>
        <draw:line draw:style-name="gr3" draw:text-style-name="P1" draw:layer="layout" svg:x1="14.38cm" svg:y1="6.211cm" svg:x2="14.788cm" svg:y2="5.803cm">
          <text:p/>
        </draw:line>
        <draw:path draw:style-name="gr3" draw:text-style-name="P1" draw:layer="layout" svg:width="0.017cm" svg:height="0.081cm" svg:x="14.782cm" svg:y="5.723cm" svg:viewBox="0 0 18 82" svg:d="M0 82c24-24 24-60 0-82">
          <text:p/>
        </draw:path>
        <draw:line draw:style-name="gr3" draw:text-style-name="P1" draw:layer="layout" svg:x1="14.788cm" svg:y1="5.724cm" svg:x2="13.923cm" svg:y2="4.864cm">
          <text:p/>
        </draw:line>
        <draw:path draw:style-name="gr3" draw:text-style-name="P1" draw:layer="layout" svg:width="0.081cm" svg:height="0.017cm" svg:x="13.842cm" svg:y="4.842cm" svg:viewBox="0 0 82 18" svg:d="M82 18c-22-24-59-24-82 0">
          <text:p/>
        </draw:path>
        <draw:line draw:style-name="gr3" draw:text-style-name="P1" draw:layer="layout" svg:x1="13.844cm" svg:y1="4.864cm" svg:x2="13.44cm" svg:y2="5.267cm">
          <text:p/>
        </draw:line>
        <draw:line draw:style-name="gr3" draw:text-style-name="P1" draw:layer="layout" svg:x1="13.872cm" svg:y1="5.779cm" svg:x2="14.356cm" svg:y2="5.295cm">
          <text:p/>
        </draw:line>
        <draw:line draw:style-name="gr3" draw:text-style-name="P1" draw:layer="layout" svg:x1="4.564cm" svg:y1="14.009cm" svg:x2="2.413cm" svg:y2="11.857cm">
          <text:p/>
        </draw:line>
        <draw:line draw:style-name="gr1" draw:text-style-name="P1" draw:layer="layout" svg:x1="5.689cm" svg:y1="14.3cm" svg:x2="5.689cm" svg:y2="14.681cm">
          <text:p/>
        </draw:line>
        <draw:line draw:style-name="gr1" draw:text-style-name="P1" draw:layer="layout" svg:x1="8.733cm" svg:y1="14.3cm" svg:x2="8.733cm" svg:y2="14.681cm">
          <text:p/>
        </draw:line>
        <draw:line draw:style-name="gr3" draw:text-style-name="P1" draw:layer="layout" svg:x1="8.733cm" svg:y1="14.49cm" svg:x2="5.689cm" svg:y2="14.49cm">
          <text:p/>
        </draw:line>
        <draw:line draw:style-name="gr1" draw:text-style-name="P1" draw:layer="layout" svg:x1="10.02cm" svg:y1="14.555cm" svg:x2="10.288cm" svg:y2="14.283cm">
          <text:p/>
        </draw:line>
        <draw:line draw:style-name="gr1" draw:text-style-name="P1" draw:layer="layout" svg:x1="10.824cm" svg:y1="15.359cm" svg:x2="11.096cm" svg:y2="15.091cm">
          <text:p/>
        </draw:line>
        <draw:line draw:style-name="gr3" draw:text-style-name="P1" draw:layer="layout" svg:x1="10.961cm" svg:y1="15.224cm" svg:x2="10.155cm" svg:y2="14.418cm">
          <text:p/>
        </draw:line>
        <draw:line draw:style-name="gr1" draw:text-style-name="P1" draw:layer="layout" svg:x1="14.346cm" svg:y1="16.027cm" svg:x2="14.346cm" svg:y2="15.646cm">
          <text:p/>
        </draw:line>
        <draw:line draw:style-name="gr1" draw:text-style-name="P1" draw:layer="layout" svg:x1="12.446cm" svg:y1="16.027cm" svg:x2="12.446cm" svg:y2="15.646cm">
          <text:p/>
        </draw:line>
        <draw:line draw:style-name="gr2" draw:text-style-name="P1" draw:layer="layout" svg:x1="9.393cm" svg:y1="14.626cm" svg:x2="10.096cm" svg:y2="14.626cm">
          <text:p/>
        </draw:line>
        <draw:line draw:style-name="gr2" draw:text-style-name="P1" draw:layer="layout" svg:x1="8.733cm" svg:y1="15.108cm" svg:x2="10.579cm" svg:y2="15.108cm">
          <text:p/>
        </draw:line>
        <draw:line draw:style-name="gr2" draw:text-style-name="P1" draw:layer="layout" svg:x1="8.733cm" svg:y1="15.591cm" svg:x2="11.061cm" svg:y2="15.591cm">
          <text:p/>
        </draw:line>
        <draw:line draw:style-name="gr2" draw:text-style-name="P1" draw:layer="layout" svg:x1="8.733cm" svg:y1="16.078cm" svg:x2="14.346cm" svg:y2="16.078cm">
          <text:p/>
        </draw:line>
        <draw:line draw:style-name="gr2" draw:text-style-name="P1" draw:layer="layout" svg:x1="9.055cm" svg:y1="16.56cm" svg:x2="14.346cm" svg:y2="16.56cm">
          <text:p/>
        </draw:line>
        <draw:line draw:style-name="gr2" draw:text-style-name="P1" draw:layer="layout" svg:x1="9.541cm" svg:y1="17.043cm" svg:x2="14.346cm" svg:y2="17.043cm">
          <text:p/>
        </draw:line>
        <draw:line draw:style-name="gr2" draw:text-style-name="P1" draw:layer="layout" svg:x1="10.024cm" svg:y1="17.526cm" svg:x2="14.346cm" svg:y2="17.526cm">
          <text:p/>
        </draw:line>
        <draw:line draw:style-name="gr2" draw:text-style-name="P1" draw:layer="layout" svg:x1="10.507cm" svg:y1="18.008cm" svg:x2="14.346cm" svg:y2="18.008cm">
          <text:p/>
        </draw:line>
        <draw:line draw:style-name="gr2" draw:text-style-name="P1" draw:layer="layout" svg:x1="10.989cm" svg:y1="18.491cm" svg:x2="14.346cm" svg:y2="18.491cm">
          <text:p/>
        </draw:line>
        <draw:line draw:style-name="gr2" draw:text-style-name="P1" draw:layer="layout" svg:x1="8.885cm" svg:y1="16.391cm" svg:x2="8.885cm" svg:y2="14.681cm">
          <text:p/>
        </draw:line>
        <draw:line draw:style-name="gr2" draw:text-style-name="P1" draw:layer="layout" svg:x1="9.368cm" svg:y1="16.874cm" svg:x2="9.368cm" svg:y2="14.651cm">
          <text:p/>
        </draw:line>
        <draw:line draw:style-name="gr2" draw:text-style-name="P1" draw:layer="layout" svg:x1="9.855cm" svg:y1="17.356cm" svg:x2="9.855cm" svg:y2="14.384cm">
          <text:p/>
        </draw:line>
        <draw:line draw:style-name="gr2" draw:text-style-name="P1" draw:layer="layout" svg:x1="10.337cm" svg:y1="17.839cm" svg:x2="10.337cm" svg:y2="14.867cm">
          <text:p/>
        </draw:line>
        <draw:line draw:style-name="gr2" draw:text-style-name="P1" draw:layer="layout" svg:x1="10.82cm" svg:y1="18.321cm" svg:x2="10.82cm" svg:y2="15.354cm">
          <text:p/>
        </draw:line>
        <draw:line draw:style-name="gr2" draw:text-style-name="P1" draw:layer="layout" svg:x1="11.303cm" svg:y1="18.804cm" svg:x2="11.303cm" svg:y2="15.836cm">
          <text:p/>
        </draw:line>
        <draw:line draw:style-name="gr2" draw:text-style-name="P1" draw:layer="layout" svg:x1="11.785cm" svg:y1="18.876cm" svg:x2="11.785cm" svg:y2="16.027cm">
          <text:p/>
        </draw:line>
        <draw:line draw:style-name="gr2" draw:text-style-name="P1" draw:layer="layout" svg:x1="12.268cm" svg:y1="18.876cm" svg:x2="12.268cm" svg:y2="16.027cm">
          <text:p/>
        </draw:line>
        <draw:line draw:style-name="gr2" draw:text-style-name="P1" draw:layer="layout" svg:x1="12.75cm" svg:y1="18.876cm" svg:x2="12.75cm" svg:y2="16.027cm">
          <text:p/>
        </draw:line>
        <draw:line draw:style-name="gr2" draw:text-style-name="P1" draw:layer="layout" svg:x1="13.233cm" svg:y1="18.876cm" svg:x2="13.233cm" svg:y2="16.027cm">
          <text:p/>
        </draw:line>
        <draw:line draw:style-name="gr2" draw:text-style-name="P1" draw:layer="layout" svg:x1="13.72cm" svg:y1="18.876cm" svg:x2="13.72cm" svg:y2="16.027cm">
          <text:p/>
        </draw:line>
        <draw:line draw:style-name="gr2" draw:text-style-name="P1" draw:layer="layout" svg:x1="14.202cm" svg:y1="18.876cm" svg:x2="14.202cm" svg:y2="16.027cm">
          <text:p/>
        </draw:line>
        <draw:polyline draw:style-name="gr1" draw:text-style-name="P1" draw:layer="layout" svg:width="3.522cm" svg:height="3.518cm" svg:x="10.824cm" svg:y="15.358cm" svg:viewBox="0 0 3523 3519" draw:points="3523,3519 3523,670 669,670 0,0">
          <text:p/>
        </draw:polyline>
        <draw:polyline draw:style-name="gr2" draw:text-style-name="P1" draw:layer="layout" svg:width="5.613cm" svg:height="4.597cm" svg:x="8.733cm" svg:y="14.279cm" svg:viewBox="0 0 5614 4598" draw:points="1363,347 1012,0 609,402 0,402 0,1961 2641,4598 5614,4598">
          <text:p/>
        </draw:polyline>
        <draw:line draw:style-name="gr1" draw:text-style-name="P1" draw:layer="layout" svg:x1="16.438cm" svg:y1="18.499cm" svg:x2="16.438cm" svg:y2="18.876cm">
          <text:p/>
        </draw:line>
        <draw:line draw:style-name="gr1" draw:text-style-name="P1" draw:layer="layout" svg:x1="19.481cm" svg:y1="18.499cm" svg:x2="19.481cm" svg:y2="18.876cm">
          <text:p/>
        </draw:line>
        <draw:line draw:style-name="gr1" draw:text-style-name="P1" draw:layer="layout" svg:x1="22.051cm" svg:y1="18.499cm" svg:x2="22.051cm" svg:y2="18.876cm">
          <text:p/>
        </draw:line>
        <draw:line draw:style-name="gr1" draw:text-style-name="P1" draw:layer="layout" svg:x1="25.095cm" svg:y1="18.499cm" svg:x2="25.095cm" svg:y2="18.876cm">
          <text:p/>
        </draw:line>
        <draw:line draw:style-name="gr3" draw:text-style-name="P1" draw:layer="layout" svg:x1="22.051cm" svg:y1="18.69cm" svg:x2="25.095cm" svg:y2="18.69cm">
          <text:p/>
        </draw:line>
        <draw:line draw:style-name="gr3" draw:text-style-name="P1" draw:layer="layout" svg:x1="19.481cm" svg:y1="18.69cm" svg:x2="16.438cm" svg:y2="18.69cm">
          <text:p/>
        </draw:line>
        <draw:line draw:style-name="gr1" draw:text-style-name="P1" draw:layer="layout" svg:x1="22.051cm" svg:y1="5.575cm" svg:x2="22.051cm" svg:y2="5.956cm">
          <text:p/>
        </draw:line>
        <draw:line draw:style-name="gr1" draw:text-style-name="P1" draw:layer="layout" svg:x1="25.095cm" svg:y1="5.575cm" svg:x2="25.095cm" svg:y2="5.956cm">
          <text:p/>
        </draw:line>
        <draw:line draw:style-name="gr3" draw:text-style-name="P1" draw:layer="layout" svg:x1="22.051cm" svg:y1="5.765cm" svg:x2="25.095cm" svg:y2="5.765cm">
          <text:p/>
        </draw:line>
        <draw:line draw:style-name="gr1" draw:text-style-name="P1" draw:layer="layout" svg:x1="17.648cm" svg:y1="5.956cm" svg:x2="17.648cm" svg:y2="5.575cm">
          <text:p/>
        </draw:line>
        <draw:line draw:style-name="gr1" draw:text-style-name="P1" draw:layer="layout" svg:x1="18.787cm" svg:y1="5.956cm" svg:x2="18.787cm" svg:y2="5.575cm">
          <text:p/>
        </draw:line>
        <draw:line draw:style-name="gr3" draw:text-style-name="P1" draw:layer="layout" svg:x1="18.787cm" svg:y1="5.765cm" svg:x2="17.648cm" svg:y2="5.765cm">
          <text:p/>
        </draw:line>
        <draw:line draw:style-name="gr3" draw:text-style-name="P1" draw:layer="layout" svg:x1="15.19cm" svg:y1="5.538cm" svg:x2="13.843cm" svg:y2="4.191cm">
          <text:p/>
        </draw:line>
        <draw:polygon draw:style-name="gr3" draw:text-style-name="P1" draw:layer="layout" svg:width="1.143cm" svg:height="0.097cm" svg:x="15.337cm" svg:y="8.712cm" svg:viewBox="0 0 1144 98" draw:points="0,98 1144,98 1144,0 0,0">
          <text:p/>
        </draw:polygon>
        <draw:polygon draw:style-name="gr3" draw:text-style-name="P1" draw:layer="layout" svg:width="1.715cm" svg:height="3.805cm" svg:x="14.82cm" svg:y="13.03cm" svg:viewBox="0 0 1716 3806" draw:points="0,3806 1716,3806 1716,0 0,0">
          <text:p/>
        </draw:polygon>
        <draw:polygon draw:style-name="gr3" draw:text-style-name="P1" draw:layer="layout" svg:width="3.805cm" svg:height="1.715cm" svg:x="22.428cm" svg:y="6.904cm" svg:viewBox="0 0 3806 1716" draw:points="3806,1716 3806,0 0,0 0,1716">
          <text:p/>
        </draw:polygon>
        <draw:polygon draw:style-name="gr3" draw:text-style-name="P1" draw:layer="layout" svg:width="3.805cm" svg:height="2.663cm" svg:x="22.428cm" svg:y="14.41cm" svg:viewBox="0 0 3806 2664" draw:points="3806,2664 3806,0 0,0 0,2664">
          <text:p/>
        </draw:polygon>
        <draw:line draw:style-name="gr3" draw:text-style-name="P1" draw:layer="layout" svg:x1="13.979cm" svg:y1="4.056cm" svg:x2="12.767cm" svg:y2="2.844cm">
          <text:p/>
        </draw:line>
        <draw:polygon draw:style-name="gr3" draw:text-style-name="P1" draw:layer="layout" svg:width="0.093cm" svg:height="1.52cm" svg:x="19.388cm" svg:y="8.94cm" svg:viewBox="0 0 94 1521" draw:points="0,0 0,1521 94,1521 94,0">
          <text:p/>
        </draw:polygon>
        <draw:path draw:style-name="gr3" draw:text-style-name="P1" draw:layer="layout" svg:width="1.237cm" svg:height="1.523cm" svg:x="18.148cm" svg:y="8.935cm" svg:viewBox="0 0 1238 1524" svg:d="M1238 0c-722 151-1238 786-1238 1524">
          <text:p/>
        </draw:path>
        <draw:polygon draw:style-name="gr3" draw:text-style-name="P1" draw:layer="layout" svg:width="0.097cm" svg:height="1.71cm" svg:x="18.347cm" svg:y="12.937cm" svg:viewBox="0 0 98 1711" draw:points="0,1711 0,0 98,0 98,1711">
          <text:p/>
        </draw:polygon>
        <draw:path draw:style-name="gr3" draw:text-style-name="P1" draw:layer="layout" svg:width="1.62cm" svg:height="1.712cm" svg:x="16.725cm" svg:y="12.931cm" svg:viewBox="0 0 1621 1713" svg:d="M3 0c-25 445 134 880 440 1204s732 509 1178 509">
          <text:p/>
        </draw:path>
        <draw:path draw:style-name="gr3" draw:text-style-name="P1" draw:layer="layout" svg:width="0.542cm" svg:height="2.354cm" svg:x="22.085cm" svg:y="9.55cm" svg:viewBox="0 0 543 2355" svg:d="M0 2355c333-297 529-717 542-1163s-159-877-475-1192">
          <text:p/>
        </draw:path>
        <draw:polygon draw:style-name="gr3" draw:text-style-name="P1" draw:layer="layout" svg:width="0.093cm" svg:height="1.52cm" svg:x="16.196cm" svg:y="8.94cm" svg:viewBox="0 0 94 1521" draw:points="0,0 0,1521 94,1521 94,0">
          <text:p/>
        </draw:polygon>
        <draw:path draw:style-name="gr3" draw:text-style-name="P1" draw:layer="layout" svg:width="1.614cm" svg:height="1.521cm" svg:x="14.576cm" svg:y="8.941cm" svg:viewBox="0 0 1615 1522" svg:d="M1615 1c-866-26-1589 654-1615 1521">
          <text:p/>
        </draw:path>
        <draw:polygon draw:style-name="gr3" draw:text-style-name="P1" draw:layer="layout" svg:width="0.097cm" svg:height="1.715cm" svg:x="14.249cm" svg:y="13.931cm" svg:viewBox="0 0 98 1716" draw:points="0,1716 98,1716 98,0 0,0">
          <text:p/>
        </draw:polygon>
        <draw:path draw:style-name="gr3" draw:text-style-name="P1" draw:layer="layout" svg:width="1.805cm" svg:height="1.712cm" svg:x="12.441cm" svg:y="13.931cm" svg:viewBox="0 0 1806 1713" svg:d="M1806 2c-469-25-930 143-1271 467s-535 774-535 1244">
          <text:p/>
        </draw:path>
        <draw:polygon draw:style-name="gr3" draw:text-style-name="P1" draw:layer="layout" svg:width="1.279cm" svg:height="1.279cm" svg:x="20.878cm" svg:y="9.482cm" svg:viewBox="0 0 1280 1280" draw:points="1280,68 68,1280 0,1212 1212,0">
          <text:p/>
        </draw:polygon>
        <draw:path draw:style-name="gr3" draw:text-style-name="P1" draw:layer="layout" svg:width="2.354cm" svg:height="0.542cm" svg:x="20.878cm" svg:y="13.652cm" svg:viewBox="0 0 2355 543" svg:d="M0 0c297 334 717 529 1163 542s877-158 1192-474">
          <text:p/>
        </draw:path>
        <draw:polygon draw:style-name="gr3" draw:text-style-name="P1" draw:layer="layout" svg:width="1.279cm" svg:height="1.278cm" svg:x="22.021cm" svg:y="12.446cm" svg:viewBox="0 0 1280 1279" draw:points="1212,1279 0,67 68,0 1280,1211">
          <text:p/>
        </draw:polygon>
        <draw:path draw:style-name="gr3" draw:text-style-name="P1" draw:layer="layout" svg:width="2.353cm" svg:height="0.547cm" svg:x="11.353cm" svg:y="4.321cm" svg:viewBox="0 0 2354 548" svg:d="M0 67c313 319 745 493 1191 480 448-13 869-211 1163-547">
          <text:p/>
        </draw:path>
        <draw:polygon draw:style-name="gr3" draw:text-style-name="P1" draw:layer="layout" svg:width="1.274cm" svg:height="1.279cm" svg:x="11.29cm" svg:y="3.115cm" svg:viewBox="0 0 1275 1280" draw:points="63,1280 1275,68 1212,0 0,1212">
          <text:p/>
        </draw:polygon>
        <draw:path draw:style-name="gr3" draw:text-style-name="P1" draw:layer="layout" svg:width="1.521cm" svg:height="1.614cm" svg:x="11.818cm" svg:y="8.751cm" svg:viewBox="0 0 1522 1615" svg:d="M1521 1615c26-865-655-1589-1521-1615">
          <text:p/>
        </draw:path>
        <draw:polygon draw:style-name="gr3" draw:text-style-name="P1" draw:layer="layout" svg:width="1.524cm" svg:height="0.093cm" svg:x="11.819cm" svg:y="10.367cm" svg:viewBox="0 0 1525 94" draw:points="1525,0 0,0 0,94 1525,94">
          <text:p/>
        </draw:polygon>
        <draw:polygon draw:style-name="gr3" draw:text-style-name="P1" draw:layer="layout" svg:width="2.692cm" svg:height="2.692cm" svg:x="6.269cm" svg:y="8.297cm" svg:viewBox="0 0 2693 2693" draw:points="1347,2693 2693,1347 1347,0 0,1347">
          <text:p/>
        </draw:polygon>
        <draw:polyline draw:style-name="gr3" draw:text-style-name="P1" draw:layer="layout" svg:width="1.211cm" svg:height="1.211cm" svg:x="6.07cm" svg:y="8.098cm" svg:viewBox="0 0 1212 1212" draw:points="1212,538 670,0 0,673 538,1212">
          <text:p/>
        </draw:polyline>
        <draw:polyline draw:style-name="gr3" draw:text-style-name="P1" draw:layer="layout" svg:width="1.21cm" svg:height="1.211cm" svg:x="7.95cm" svg:y="9.977cm" svg:viewBox="0 0 1211 1212" draw:points="673,0 1211,539 537,1212 0,675">
          <text:p/>
        </draw:polyline>
        <draw:polyline draw:style-name="gr3" draw:text-style-name="P1" draw:layer="layout" svg:width="1.21cm" svg:height="1.211cm" svg:x="7.95cm" svg:y="8.098cm" svg:viewBox="0 0 1211 1212" draw:points="0,538 537,0 1211,673 673,1212">
          <text:p/>
        </draw:polyline>
        <draw:polyline draw:style-name="gr3" draw:text-style-name="P1" draw:layer="layout" svg:width="1.211cm" svg:height="1.211cm" svg:x="6.07cm" svg:y="9.977cm" svg:viewBox="0 0 1212 1212" draw:points="538,0 0,539 670,1212 1212,675">
          <text:p/>
        </draw:polyline>
        <draw:line draw:style-name="gr3" draw:text-style-name="P1" draw:layer="layout" svg:x1="11.096cm" svg:y1="15.092cm" svg:x2="10.287cm" svg:y2="14.283cm">
          <text:p/>
        </draw:line>
        <draw:line draw:style-name="gr3" draw:text-style-name="P1" draw:layer="layout" svg:x1="10.825cm" svg:y1="15.359cm" svg:x2="10.02cm" svg:y2="14.554cm">
          <text:p/>
        </draw:line>
        <draw:line draw:style-name="gr3" draw:text-style-name="P1" draw:layer="layout" svg:x1="8.733cm" svg:y1="14.3cm" svg:x2="5.689cm" svg:y2="14.3cm">
          <text:p/>
        </draw:line>
        <draw:line draw:style-name="gr3" draw:text-style-name="P1" draw:layer="layout" svg:x1="8.733cm" svg:y1="14.681cm" svg:x2="5.689cm" svg:y2="14.681cm">
          <text:p/>
        </draw:line>
        <draw:line draw:style-name="gr3" draw:text-style-name="P1" draw:layer="layout" svg:x1="4.7cm" svg:y1="13.873cm" svg:x2="2.544cm" svg:y2="11.722cm">
          <text:p/>
        </draw:line>
        <draw:line draw:style-name="gr3" draw:text-style-name="P1" draw:layer="layout" svg:x1="4.429cm" svg:y1="14.144cm" svg:x2="2.277cm" svg:y2="11.993cm">
          <text:p/>
        </draw:line>
        <draw:line draw:style-name="gr3" draw:text-style-name="P1" draw:layer="layout" svg:x1="22.051cm" svg:y1="18.499cm" svg:x2="25.095cm" svg:y2="18.499cm">
          <text:p/>
        </draw:line>
        <draw:line draw:style-name="gr3" draw:text-style-name="P1" draw:layer="layout" svg:x1="19.481cm" svg:y1="18.499cm" svg:x2="16.438cm" svg:y2="18.499cm">
          <text:p/>
        </draw:line>
        <draw:line draw:style-name="gr3" draw:text-style-name="P1" draw:layer="layout" svg:x1="22.051cm" svg:y1="18.876cm" svg:x2="25.095cm" svg:y2="18.876cm">
          <text:p/>
        </draw:line>
        <draw:line draw:style-name="gr3" draw:text-style-name="P1" draw:layer="layout" svg:x1="19.481cm" svg:y1="18.876cm" svg:x2="16.438cm" svg:y2="18.876cm">
          <text:p/>
        </draw:line>
        <draw:line draw:style-name="gr3" draw:text-style-name="P1" draw:layer="layout" svg:x1="15.325cm" svg:y1="5.402cm" svg:x2="13.978cm" svg:y2="4.055cm">
          <text:p/>
        </draw:line>
        <draw:line draw:style-name="gr3" draw:text-style-name="P1" draw:layer="layout" svg:x1="15.054cm" svg:y1="5.669cm" svg:x2="13.707cm" svg:y2="4.326cm">
          <text:p/>
        </draw:line>
        <draw:line draw:style-name="gr3" draw:text-style-name="P1" draw:layer="layout" svg:x1="22.051cm" svg:y1="5.575cm" svg:x2="25.095cm" svg:y2="5.575cm">
          <text:p/>
        </draw:line>
        <draw:line draw:style-name="gr3" draw:text-style-name="P1" draw:layer="layout" svg:x1="18.787cm" svg:y1="5.575cm" svg:x2="17.648cm" svg:y2="5.575cm">
          <text:p/>
        </draw:line>
        <draw:line draw:style-name="gr3" draw:text-style-name="P1" draw:layer="layout" svg:x1="22.051cm" svg:y1="5.956cm" svg:x2="25.095cm" svg:y2="5.956cm">
          <text:p/>
        </draw:line>
        <draw:line draw:style-name="gr3" draw:text-style-name="P1" draw:layer="layout" svg:x1="18.787cm" svg:y1="5.956cm" svg:x2="17.648cm" svg:y2="5.956cm">
          <text:p/>
        </draw:line>
        <draw:line draw:style-name="gr2" draw:text-style-name="P1" draw:layer="layout" svg:x1="20.811cm" svg:y1="16.002cm" svg:x2="20.811cm" svg:y2="13.787cm">
          <text:p/>
        </draw:line>
        <draw:line draw:style-name="gr4" draw:text-style-name="P1" draw:layer="layout" svg:x1="14.194cm" svg:y1="17.073cm" svg:x2="14.041cm" svg:y2="17.073cm">
          <text:p/>
        </draw:line>
        <draw:line draw:style-name="gr4" draw:text-style-name="P1" draw:layer="layout" svg:x1="14.88cm" svg:y1="17.073cm" svg:x2="15.714cm" svg:y2="17.073cm">
          <text:p/>
        </draw:line>
        <draw:line draw:style-name="gr4" draw:text-style-name="P1" draw:layer="layout" svg:x1="14.346cm" svg:y1="17.073cm" svg:x2="14.727cm" svg:y2="17.073cm">
          <text:p/>
        </draw:line>
        <draw:polygon draw:style-name="gr5" draw:text-style-name="P2" draw:layer="layout" svg:width="0.152cm" svg:height="0.051cm" svg:x="14.194cm" svg:y="17.047cm" svg:viewBox="0 0 153 52" draw:points="0,0 0,52 153,26">
          <text:p/>
        </draw:polygon>
        <draw:polygon draw:style-name="gr5" draw:text-style-name="P2" draw:layer="layout" svg:width="0.153cm" svg:height="0.051cm" svg:x="14.727cm" svg:y="17.047cm" svg:viewBox="0 0 154 52" draw:points="154,0 154,52 0,26">
          <text:p/>
        </draw:polygon>
        <draw:line draw:style-name="gr4" draw:text-style-name="P1" draw:layer="layout" svg:x1="14.88cm" svg:y1="15.138cm" svg:x2="19.519cm" svg:y2="15.138cm">
          <text:p/>
        </draw:line>
        <draw:polygon draw:style-name="gr5" draw:text-style-name="P2" draw:layer="layout" svg:width="0.153cm" svg:height="0.05cm" svg:x="14.727cm" svg:y="15.113cm" svg:viewBox="0 0 154 51" draw:points="154,0 154,51 0,26">
          <text:p/>
        </draw:polygon>
        <draw:polygon draw:style-name="gr5" draw:text-style-name="P2" draw:layer="layout" svg:width="0.153cm" svg:height="0.05cm" svg:x="19.519cm" svg:y="15.113cm" svg:viewBox="0 0 154 51" draw:points="0,0 0,51 154,26">
          <text:p/>
        </draw:polygon>
        <draw:frame draw:style-name="gr6" draw:text-style-name="P4" draw:layer="layout" svg:width="0.523cm" svg:height="0.297cm" svg:x="15.113cm" svg:y="16.7cm">
          <draw:text-box>
            <text:p text:style-name="P3"><text:span text:style-name="T1">0,20</text:span></text:p>
          </draw:text-box>
        </draw:frame>
        <draw:line draw:style-name="gr4" draw:text-style-name="P1" draw:layer="layout" svg:x1="20.963cm" svg:y1="15.138cm" svg:x2="26.178cm" svg:y2="15.138cm">
          <text:p/>
        </draw:line>
        <draw:polygon draw:style-name="gr5" draw:text-style-name="P2" draw:layer="layout" svg:width="0.152cm" svg:height="0.05cm" svg:x="20.811cm" svg:y="15.113cm" svg:viewBox="0 0 153 51" draw:points="153,0 153,51 0,26">
          <text:p/>
        </draw:polygon>
        <draw:polygon draw:style-name="gr5" draw:text-style-name="P2" draw:layer="layout" svg:width="0.153cm" svg:height="0.05cm" svg:x="26.178cm" svg:y="15.113cm" svg:viewBox="0 0 154 51" draw:points="0,0 0,51 154,26">
          <text:p/>
        </draw:polygon>
        <draw:frame draw:style-name="gr6" draw:text-style-name="P4" draw:layer="layout" svg:width="0.523cm" svg:height="0.297cm" svg:x="16.942cm" svg:y="14.765cm">
          <draw:text-box>
            <text:p text:style-name="P3"><text:span text:style-name="T1">2,60</text:span></text:p>
          </draw:text-box>
        </draw:frame>
        <draw:line draw:style-name="gr4" draw:text-style-name="P1" draw:layer="layout" svg:x1="24.269cm" svg:y1="18.347cm" svg:x2="24.269cm" svg:y2="12.467cm">
          <text:p/>
        </draw:line>
        <draw:polygon draw:style-name="gr5" draw:text-style-name="P2" draw:layer="layout" svg:width="0.051cm" svg:height="0.152cm" svg:x="24.244cm" svg:y="18.347cm" svg:viewBox="0 0 52 153" draw:points="0,0 52,0 25,153">
          <text:p/>
        </draw:polygon>
        <draw:polygon draw:style-name="gr5" draw:text-style-name="P2" draw:layer="layout" svg:width="0.051cm" svg:height="0.148cm" svg:x="24.244cm" svg:y="12.319cm" svg:viewBox="0 0 52 149" draw:points="0,149 52,149 25,0">
          <text:p/>
        </draw:polygon>
        <draw:frame draw:style-name="gr6" draw:text-style-name="P4" draw:layer="layout" svg:width="0.523cm" svg:height="0.297cm" svg:x="23.317cm" svg:y="14.765cm">
          <draw:text-box>
            <text:p text:style-name="P3"><text:span text:style-name="T1">2,90</text:span></text:p>
          </draw:text-box>
        </draw:frame>
        <draw:line draw:style-name="gr4" draw:text-style-name="P1" draw:layer="layout" svg:x1="24.269cm" svg:y1="11.878cm" svg:x2="24.269cm" svg:y2="6.108cm">
          <text:p/>
        </draw:line>
        <draw:polygon draw:style-name="gr5" draw:text-style-name="P2" draw:layer="layout" svg:width="0.051cm" svg:height="0.153cm" svg:x="24.244cm" svg:y="11.878cm" svg:viewBox="0 0 52 154" draw:points="0,0 52,0 25,154">
          <text:p/>
        </draw:polygon>
        <draw:polygon draw:style-name="gr5" draw:text-style-name="P2" draw:layer="layout" svg:width="0.051cm" svg:height="0.152cm" svg:x="24.244cm" svg:y="5.956cm" svg:viewBox="0 0 52 153" draw:points="0,153 52,153 25,0">
          <text:p/>
        </draw:polygon>
        <draw:frame draw:style-name="gr6" draw:text-style-name="P4" draw:layer="layout" svg:width="0.523cm" svg:height="0.297cm" draw:transform="rotate (1.5707963267949) translate (23.901cm 15.668cm)">
          <draw:text-box>
            <text:p text:style-name="P3"><text:span text:style-name="T1">3,25</text:span></text:p>
          </draw:text-box>
        </draw:frame>
        <draw:line draw:style-name="gr4" draw:text-style-name="P1" draw:layer="layout" svg:x1="16.327cm" svg:y1="6.51cm" svg:x2="16.175cm" svg:y2="6.51cm">
          <text:p/>
        </draw:line>
        <draw:line draw:style-name="gr4" draw:text-style-name="P1" draw:layer="layout" svg:x1="16.916cm" svg:y1="6.51cm" svg:x2="17.754cm" svg:y2="6.51cm">
          <text:p/>
        </draw:line>
        <draw:line draw:style-name="gr4" draw:text-style-name="P1" draw:layer="layout" svg:x1="16.48cm" svg:y1="6.51cm" svg:x2="16.764cm" svg:y2="6.51cm">
          <text:p/>
        </draw:line>
        <draw:polygon draw:style-name="gr5" draw:text-style-name="P2" draw:layer="layout" svg:width="0.153cm" svg:height="0.051cm" svg:x="16.327cm" svg:y="6.485cm" svg:viewBox="0 0 154 52" draw:points="0,0 0,52 154,25">
          <text:p/>
        </draw:polygon>
        <draw:polygon draw:style-name="gr5" draw:text-style-name="P2" draw:layer="layout" svg:width="0.152cm" svg:height="0.051cm" svg:x="16.764cm" svg:y="6.485cm" svg:viewBox="0 0 153 52" draw:points="153,0 153,52 0,25">
          <text:p/>
        </draw:polygon>
        <draw:frame draw:style-name="gr6" draw:text-style-name="P4" draw:layer="layout" svg:width="0.523cm" svg:height="0.297cm" draw:transform="rotate (1.5707963267949) translate (23.901cm 9.25cm)">
          <draw:text-box>
            <text:p text:style-name="P3"><text:span text:style-name="T1">3,19</text:span></text:p>
          </draw:text-box>
        </draw:frame>
        <draw:line draw:style-name="gr4" draw:text-style-name="P1" draw:layer="layout" svg:x1="26.178cm" svg:y1="6.51cm" svg:x2="26.026cm" svg:y2="6.51cm">
          <text:p/>
        </draw:line>
        <draw:line draw:style-name="gr4" draw:text-style-name="P1" draw:layer="layout" svg:x1="26.86cm" svg:y1="6.51cm" svg:x2="27.698cm" svg:y2="6.51cm">
          <text:p/>
        </draw:line>
        <draw:line draw:style-name="gr4" draw:text-style-name="P1" draw:layer="layout" svg:x1="26.331cm" svg:y1="6.51cm" svg:x2="26.708cm" svg:y2="6.51cm">
          <text:p/>
        </draw:line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polygon draw:style-name="gr5" draw:text-style-name="P2" draw:layer="layout" svg:width="0.152cm" svg:height="0.051cm" svg:x="26.708cm" svg:y="6.485cm" svg:viewBox="0 0 153 52" draw:points="153,0 153,52 0,25">
          <text:p/>
        </draw:polygon>
        <draw:frame draw:style-name="gr6" draw:text-style-name="P4" draw:layer="layout" svg:width="0.523cm" svg:height="0.297cm" svg:x="17.153cm" svg:y="6.142cm">
          <draw:text-box>
            <text:p text:style-name="P3"><text:span text:style-name="T1">0,15</text:span></text:p>
          </draw:text-box>
        </draw:frame>
        <draw:line draw:style-name="gr4" draw:text-style-name="P1" draw:layer="layout" svg:x1="20.963cm" svg:y1="6.51cm" svg:x2="26.178cm" svg:y2="6.51cm">
          <text:p/>
        </draw:line>
        <draw:polygon draw:style-name="gr5" draw:text-style-name="P2" draw:layer="layout" svg:width="0.152cm" svg:height="0.051cm" svg:x="20.811cm" svg:y="6.485cm" svg:viewBox="0 0 153 52" draw:points="153,0 153,52 0,25">
          <text:p/>
        </draw:polygon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frame draw:style-name="gr6" draw:text-style-name="P4" draw:layer="layout" svg:width="0.523cm" svg:height="0.297cm" svg:x="27.098cm" svg:y="6.142cm">
          <draw:text-box>
            <text:p text:style-name="P3"><text:span text:style-name="T1">0,20</text:span></text:p>
          </draw:text-box>
        </draw:frame>
        <draw:line draw:style-name="gr4" draw:text-style-name="P1" draw:layer="layout" svg:x1="16.916cm" svg:y1="7.543cm" svg:x2="19.519cm" svg:y2="7.543cm">
          <text:p/>
        </draw:line>
        <draw:polygon draw:style-name="gr5" draw:text-style-name="P2" draw:layer="layout" svg:width="0.152cm" svg:height="0.051cm" svg:x="16.764cm" svg:y="7.518cm" svg:viewBox="0 0 153 52" draw:points="153,0 153,52 0,26">
          <text:p/>
        </draw:polygon>
        <draw:polygon draw:style-name="gr5" draw:text-style-name="P2" draw:layer="layout" svg:width="0.153cm" svg:height="0.051cm" svg:x="19.519cm" svg:y="7.518cm" svg:viewBox="0 0 154 52" draw:points="0,0 0,52 154,26">
          <text:p/>
        </draw:polygon>
        <draw:frame draw:style-name="gr6" draw:text-style-name="P4" draw:layer="layout" svg:width="0.523cm" svg:height="0.297cm" svg:x="23.317cm" svg:y="6.142cm">
          <draw:text-box>
            <text:p text:style-name="P3"><text:span text:style-name="T1">2,90</text:span></text:p>
          </draw:text-box>
        </draw:frame>
        <draw:line draw:style-name="gr4" draw:text-style-name="P1" draw:layer="layout" svg:x1="19.519cm" svg:y1="6.51cm" svg:x2="19.367cm" svg:y2="6.51cm">
          <text:p/>
        </draw:line>
        <draw:line draw:style-name="gr4" draw:text-style-name="P1" draw:layer="layout" svg:x1="20.108cm" svg:y1="6.51cm" svg:x2="20.946cm" svg:y2="6.51cm">
          <text:p/>
        </draw:line>
        <draw:line draw:style-name="gr4" draw:text-style-name="P1" draw:layer="layout" svg:x1="19.672cm" svg:y1="6.51cm" svg:x2="19.955cm" svg:y2="6.51cm">
          <text:p/>
        </draw:line>
        <draw:polygon draw:style-name="gr5" draw:text-style-name="P2" draw:layer="layout" svg:width="0.153cm" svg:height="0.051cm" svg:x="19.519cm" svg:y="6.485cm" svg:viewBox="0 0 154 52" draw:points="0,0 0,52 154,25">
          <text:p/>
        </draw:polygon>
        <draw:polygon draw:style-name="gr5" draw:text-style-name="P2" draw:layer="layout" svg:width="0.153cm" svg:height="0.051cm" svg:x="19.955cm" svg:y="6.485cm" svg:viewBox="0 0 154 52" draw:points="154,0 154,52 0,25">
          <text:p/>
        </draw:polygon>
        <draw:frame draw:style-name="gr6" draw:text-style-name="P4" draw:layer="layout" svg:width="0.523cm" svg:height="0.297cm" svg:x="17.954cm" svg:y="7.175cm">
          <draw:text-box>
            <text:p text:style-name="P3"><text:span text:style-name="T1">1,53</text:span></text:p>
          </draw:text-box>
        </draw:frame>
        <draw:line draw:style-name="gr4" draw:text-style-name="P1" draw:layer="layout" svg:x1="20.375cm" svg:y1="9.558cm" svg:x2="20.222cm" svg:y2="9.558cm">
          <text:p/>
        </draw:line>
        <draw:line draw:style-name="gr4" draw:text-style-name="P1" draw:layer="layout" svg:x1="20.963cm" svg:y1="9.558cm" svg:x2="21.801cm" svg:y2="9.558cm">
          <text:p/>
        </draw:line>
        <draw:line draw:style-name="gr4" draw:text-style-name="P1" draw:layer="layout" svg:x1="20.527cm" svg:y1="9.558cm" svg:x2="20.811cm" svg:y2="9.558cm">
          <text:p/>
        </draw:line>
        <draw:polygon draw:style-name="gr5" draw:text-style-name="P2" draw:layer="layout" svg:width="0.152cm" svg:height="0.051cm" svg:x="20.375cm" svg:y="9.533cm" svg:viewBox="0 0 153 52" draw:points="0,0 0,52 153,25">
          <text:p/>
        </draw:polygon>
        <draw:polygon draw:style-name="gr5" draw:text-style-name="P2" draw:layer="layout" svg:width="0.152cm" svg:height="0.051cm" svg:x="20.811cm" svg:y="9.533cm" svg:viewBox="0 0 153 52" draw:points="153,0 153,52 0,25">
          <text:p/>
        </draw:polygon>
        <draw:frame draw:style-name="gr6" draw:text-style-name="P4" draw:layer="layout" svg:width="0.523cm" svg:height="0.297cm" svg:x="20.345cm" svg:y="6.142cm">
          <draw:text-box>
            <text:p text:style-name="P3"><text:span text:style-name="T1">0,15</text:span></text:p>
          </draw:text-box>
        </draw:frame>
        <draw:line draw:style-name="gr4" draw:text-style-name="P1" draw:layer="layout" svg:x1="25.963cm" svg:y1="12.467cm" svg:x2="25.963cm" svg:y2="12.619cm">
          <text:p/>
        </draw:line>
        <draw:line draw:style-name="gr4" draw:text-style-name="P1" draw:layer="layout" svg:x1="25.963cm" svg:y1="11.878cm" svg:x2="25.963cm" svg:y2="11.04cm">
          <text:p/>
        </draw:line>
        <draw:line draw:style-name="gr4" draw:text-style-name="P1" draw:layer="layout" svg:x1="25.963cm" svg:y1="12.319cm" svg:x2="25.963cm" svg:y2="12.031cm">
          <text:p/>
        </draw:line>
        <draw:polygon draw:style-name="gr5" draw:text-style-name="P2" draw:layer="layout" svg:width="0.051cm" svg:height="0.148cm" svg:x="25.937cm" svg:y="12.319cm" svg:viewBox="0 0 52 149" draw:points="0,149 52,149 26,0">
          <text:p/>
        </draw:polygon>
        <draw:polygon draw:style-name="gr5" draw:text-style-name="P2" draw:layer="layout" svg:width="0.051cm" svg:height="0.153cm" svg:x="25.937cm" svg:y="11.878cm" svg:viewBox="0 0 52 154" draw:points="0,0 52,0 26,154">
          <text:p/>
        </draw:polygon>
        <draw:frame draw:style-name="gr6" draw:text-style-name="P4" draw:layer="layout" svg:width="0.523cm" svg:height="0.297cm" svg:x="21.201cm" svg:y="9.19cm">
          <draw:text-box>
            <text:p text:style-name="P3"><text:span text:style-name="T1">0,15</text:span></text:p>
          </draw:text-box>
        </draw:frame>
        <draw:line draw:style-name="gr4" draw:text-style-name="P1" draw:layer="layout" svg:x1="22.241cm" svg:y1="11.104cm" svg:x2="26.178cm" svg:y2="11.104cm">
          <text:p/>
        </draw:line>
        <draw:polygon draw:style-name="gr5" draw:text-style-name="P2" draw:layer="layout" svg:width="0.152cm" svg:height="0.051cm" svg:x="22.089cm" svg:y="11.078cm" svg:viewBox="0 0 153 52" draw:points="153,0 153,52 0,26">
          <text:p/>
        </draw:polygon>
        <draw:polygon draw:style-name="gr5" draw:text-style-name="P2" draw:layer="layout" svg:width="0.153cm" svg:height="0.051cm" svg:x="26.178cm" svg:y="11.078cm" svg:viewBox="0 0 154 52" draw:points="0,0 0,52 154,26">
          <text:p/>
        </draw:polygon>
        <draw:frame draw:style-name="gr6" draw:text-style-name="P4" draw:layer="layout" svg:width="0.523cm" svg:height="0.297cm" draw:transform="rotate (1.5707963267949) translate (25.594cm 11.642cm)">
          <draw:text-box>
            <text:p text:style-name="P3"><text:span text:style-name="T1">0,15</text:span></text:p>
          </draw:text-box>
        </draw:frame>
        <draw:line draw:style-name="gr4" draw:text-style-name="P1" draw:layer="layout" svg:x1="22.089cm" svg:y1="11.904cm" svg:x2="22.089cm" svg:y2="11.104cm">
          <text:p/>
        </draw:line>
        <draw:line draw:style-name="gr4" draw:text-style-name="P1" draw:layer="layout" svg:x1="16.48cm" svg:y1="12.496cm" svg:x2="16.48cm" svg:y2="10.9cm">
          <text:p/>
        </draw:line>
        <draw:polygon draw:style-name="gr5" draw:text-style-name="P2" draw:layer="layout" svg:width="0.051cm" svg:height="0.153cm" svg:x="16.454cm" svg:y="12.496cm" svg:viewBox="0 0 52 154" draw:points="0,0 52,0 27,154">
          <text:p/>
        </draw:polygon>
        <draw:polygon draw:style-name="gr5" draw:text-style-name="P2" draw:layer="layout" svg:width="0.051cm" svg:height="0.152cm" svg:x="16.454cm" svg:y="10.748cm" svg:viewBox="0 0 52 153" draw:points="0,153 52,153 27,0">
          <text:p/>
        </draw:polygon>
        <draw:frame draw:style-name="gr6" draw:text-style-name="P4" draw:layer="layout" svg:width="0.523cm" svg:height="0.297cm" svg:x="23.952cm" svg:y="10.731cm">
          <draw:text-box>
            <text:p text:style-name="P3"><text:span text:style-name="T1">2,23</text:span></text:p>
          </draw:text-box>
        </draw:frame>
        <draw:line draw:style-name="gr4" draw:text-style-name="P1" draw:layer="layout" svg:x1="19.028cm" svg:y1="12.612cm" svg:x2="20.575cm" svg:y2="11.006cm">
          <text:p/>
        </draw:line>
        <draw:polygon draw:style-name="gr5" draw:text-style-name="P2" draw:layer="layout" svg:width="0.122cm" svg:height="0.127cm" svg:x="18.923cm" svg:y="12.594cm" svg:viewBox="0 0 123 128" draw:points="89,0 123,38 0,128">
          <text:p/>
        </draw:polygon>
        <draw:polygon draw:style-name="gr5" draw:text-style-name="P2" draw:layer="layout" svg:width="0.127cm" svg:height="0.127cm" svg:x="20.552cm" svg:y="10.896cm" svg:viewBox="0 0 128 128" draw:points="0,89 38,128 128,0">
          <text:p/>
        </draw:polygon>
        <draw:frame draw:style-name="gr6" draw:text-style-name="P4" draw:layer="layout" svg:width="0.523cm" svg:height="0.297cm" draw:transform="rotate (1.5707963267949) translate (16.112cm 11.963cm)">
          <draw:text-box>
            <text:p text:style-name="P3"><text:span text:style-name="T1">1,00</text:span></text:p>
          </draw:text-box>
        </draw:frame>
        <draw:line draw:style-name="gr4" draw:text-style-name="P1" draw:layer="layout" svg:x1="20.108cm" svg:y1="14.981cm" svg:x2="20.26cm" svg:y2="14.981cm">
          <text:p/>
        </draw:line>
        <draw:line draw:style-name="gr4" draw:text-style-name="P1" draw:layer="layout" svg:x1="19.519cm" svg:y1="14.981cm" svg:x2="18.681cm" svg:y2="14.981cm">
          <text:p/>
        </draw:line>
        <draw:line draw:style-name="gr4" draw:text-style-name="P1" draw:layer="layout" svg:x1="19.955cm" svg:y1="14.981cm" svg:x2="19.672cm" svg:y2="14.981cm">
          <text:p/>
        </draw:line>
        <draw:polygon draw:style-name="gr5" draw:text-style-name="P2" draw:layer="layout" svg:width="0.153cm" svg:height="0.051cm" svg:x="19.955cm" svg:y="14.956cm" svg:viewBox="0 0 154 52" draw:points="154,0 154,52 0,26">
          <text:p/>
        </draw:polygon>
        <draw:polygon draw:style-name="gr5" draw:text-style-name="P2" draw:layer="layout" svg:width="0.153cm" svg:height="0.051cm" svg:x="19.519cm" svg:y="14.956cm" svg:viewBox="0 0 154 52" draw:points="0,0 0,52 154,26">
          <text:p/>
        </draw:polygon>
        <draw:frame draw:style-name="gr6" draw:text-style-name="P4" draw:layer="layout" svg:width="0.523cm" svg:height="0.297cm" draw:transform="rotate (0.808785575374172) translate (19.348cm 11.744cm)">
          <draw:text-box>
            <text:p text:style-name="P3"><text:span text:style-name="T1">1,33</text:span></text:p>
          </draw:text-box>
        </draw:frame>
        <draw:line draw:style-name="gr4" draw:text-style-name="P1" draw:layer="layout" svg:x1="20.375cm" svg:y1="17.068cm" svg:x2="20.222cm" svg:y2="17.068cm">
          <text:p/>
        </draw:line>
        <draw:line draw:style-name="gr4" draw:text-style-name="P1" draw:layer="layout" svg:x1="20.963cm" svg:y1="17.068cm" svg:x2="21.801cm" svg:y2="17.068cm">
          <text:p/>
        </draw:line>
        <draw:line draw:style-name="gr4" draw:text-style-name="P1" draw:layer="layout" svg:x1="20.527cm" svg:y1="17.068cm" svg:x2="20.811cm" svg:y2="17.068cm">
          <text:p/>
        </draw:line>
        <draw:polygon draw:style-name="gr5" draw:text-style-name="P2" draw:layer="layout" svg:width="0.152cm" svg:height="0.051cm" svg:x="20.375cm" svg:y="17.043cm" svg:viewBox="0 0 153 52" draw:points="0,0 0,52 153,25">
          <text:p/>
        </draw:polygon>
        <draw:polygon draw:style-name="gr5" draw:text-style-name="P2" draw:layer="layout" svg:width="0.152cm" svg:height="0.051cm" svg:x="20.811cm" svg:y="17.043cm" svg:viewBox="0 0 153 52" draw:points="153,0 153,52 0,25">
          <text:p/>
        </draw:polygon>
        <draw:frame draw:style-name="gr6" draw:text-style-name="P4" draw:layer="layout" svg:width="0.523cm" svg:height="0.297cm" svg:x="18.766cm" svg:y="14.613cm">
          <draw:text-box>
            <text:p text:style-name="P3"><text:span text:style-name="T1">0,15</text:span></text:p>
          </draw:text-box>
        </draw:frame>
        <draw:line draw:style-name="gr4" draw:text-style-name="P1" draw:layer="layout" svg:x1="26.178cm" svg:y1="17.068cm" svg:x2="26.026cm" svg:y2="17.068cm">
          <text:p/>
        </draw:line>
        <draw:line draw:style-name="gr4" draw:text-style-name="P1" draw:layer="layout" svg:x1="26.86cm" svg:y1="17.068cm" svg:x2="27.698cm" svg:y2="17.068cm">
          <text:p/>
        </draw:line>
        <draw:line draw:style-name="gr4" draw:text-style-name="P1" draw:layer="layout" svg:x1="26.331cm" svg:y1="17.068cm" svg:x2="26.708cm" svg:y2="17.068cm">
          <text:p/>
        </draw:line>
        <draw:polygon draw:style-name="gr5" draw:text-style-name="P2" draw:layer="layout" svg:width="0.153cm" svg:height="0.051cm" svg:x="26.178cm" svg:y="17.043cm" svg:viewBox="0 0 154 52" draw:points="0,0 0,52 154,25">
          <text:p/>
        </draw:polygon>
        <draw:polygon draw:style-name="gr5" draw:text-style-name="P2" draw:layer="layout" svg:width="0.152cm" svg:height="0.051cm" svg:x="26.708cm" svg:y="17.043cm" svg:viewBox="0 0 153 52" draw:points="153,0 153,52 0,25">
          <text:p/>
        </draw:polygon>
        <draw:frame draw:style-name="gr6" draw:text-style-name="P4" draw:layer="layout" svg:width="0.523cm" svg:height="0.297cm" svg:x="21.201cm" svg:y="16.7cm">
          <draw:text-box>
            <text:p text:style-name="P3"><text:span text:style-name="T1">0,15</text:span></text:p>
          </draw:text-box>
        </draw:frame>
        <draw:line draw:style-name="gr4" draw:text-style-name="P1" draw:layer="layout" svg:x1="25.963cm" svg:y1="18.347cm" svg:x2="25.963cm" svg:y2="18.194cm">
          <text:p/>
        </draw:line>
        <draw:line draw:style-name="gr4" draw:text-style-name="P1" draw:layer="layout" svg:x1="25.963cm" svg:y1="19.028cm" svg:x2="25.963cm" svg:y2="19.867cm">
          <text:p/>
        </draw:line>
        <draw:line draw:style-name="gr4" draw:text-style-name="P1" draw:layer="layout" svg:x1="25.963cm" svg:y1="18.499cm" svg:x2="25.963cm" svg:y2="18.876cm">
          <text:p/>
        </draw:line>
        <draw:polygon draw:style-name="gr5" draw:text-style-name="P2" draw:layer="layout" svg:width="0.051cm" svg:height="0.152cm" svg:x="25.937cm" svg:y="18.347cm" svg:viewBox="0 0 52 153" draw:points="0,0 52,0 26,153">
          <text:p/>
        </draw:polygon>
        <draw:polygon draw:style-name="gr5" draw:text-style-name="P2" draw:layer="layout" svg:width="0.051cm" svg:height="0.152cm" svg:x="25.937cm" svg:y="18.876cm" svg:viewBox="0 0 52 153" draw:points="0,153 52,153 26,0">
          <text:p/>
        </draw:polygon>
        <draw:frame draw:style-name="gr6" draw:text-style-name="P4" draw:layer="layout" svg:width="0.523cm" svg:height="0.297cm" svg:x="27.098cm" svg:y="16.7cm">
          <draw:text-box>
            <text:p text:style-name="P3"><text:span text:style-name="T1">0,20</text:span></text:p>
          </draw:text-box>
        </draw:frame>
        <draw:line draw:style-name="gr4" draw:text-style-name="P1" draw:layer="layout" svg:x1="25.963cm" svg:y1="6.108cm" svg:x2="25.963cm" svg:y2="6.261cm">
          <text:p/>
        </draw:line>
        <draw:line draw:style-name="gr4" draw:text-style-name="P1" draw:layer="layout" svg:x1="25.963cm" svg:y1="5.422cm" svg:x2="25.963cm" svg:y2="4.588cm">
          <text:p/>
        </draw:line>
        <draw:line draw:style-name="gr4" draw:text-style-name="P1" draw:layer="layout" svg:x1="25.963cm" svg:y1="5.956cm" svg:x2="25.963cm" svg:y2="5.575cm">
          <text:p/>
        </draw:line>
        <draw:polygon draw:style-name="gr5" draw:text-style-name="P2" draw:layer="layout" svg:width="0.051cm" svg:height="0.152cm" svg:x="25.937cm" svg:y="5.956cm" svg:viewBox="0 0 52 153" draw:points="0,153 52,153 26,0">
          <text:p/>
        </draw:polygon>
        <draw:polygon draw:style-name="gr5" draw:text-style-name="P2" draw:layer="layout" svg:width="0.051cm" svg:height="0.153cm" svg:x="25.937cm" svg:y="5.422cm" svg:viewBox="0 0 52 154" draw:points="0,0 52,0 26,154">
          <text:p/>
        </draw:polygon>
        <draw:frame draw:style-name="gr6" draw:text-style-name="P4" draw:layer="layout" svg:width="0.523cm" svg:height="0.297cm" draw:transform="rotate (1.5707963267949) translate (25.594cm 19.782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9.982cm" svg:y2="4.691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7cm" svg:x="9.876cm" svg:y="4.669cm" svg:viewBox="0 0 128 128" draw:points="89,0 128,38 0,128">
          <text:p/>
        </draw:polygon>
        <draw:frame draw:style-name="gr6" draw:text-style-name="P4" draw:layer="layout" svg:width="0.523cm" svg:height="0.297cm" draw:transform="rotate (1.5707963267949) translate (25.594cm 5.186cm)">
          <draw:text-box>
            <text:p text:style-name="P3"><text:span text:style-name="T1">0,20</text:span></text:p>
          </draw:text-box>
        </draw:frame>
        <draw:line draw:style-name="gr4" draw:text-style-name="P1" draw:layer="layout" svg:x1="11.971cm" svg:y1="7.086cm" svg:x2="16.327cm" svg:y2="7.086cm">
          <text:p/>
        </draw:line>
        <draw:polygon draw:style-name="gr5" draw:text-style-name="P2" draw:layer="layout" svg:width="0.152cm" svg:height="0.051cm" svg:x="11.819cm" svg:y="7.061cm" svg:viewBox="0 0 153 52" draw:points="153,0 153,52 0,26">
          <text:p/>
        </draw:polygon>
        <draw:polygon draw:style-name="gr5" draw:text-style-name="P2" draw:layer="layout" svg:width="0.153cm" svg:height="0.051cm" svg:x="16.327cm" svg:y="7.061cm" svg:viewBox="0 0 154 52" draw:points="0,0 0,52 154,26">
          <text:p/>
        </draw:polygon>
        <draw:frame draw:style-name="gr6" draw:text-style-name="P4" draw:layer="layout" svg:width="0.523cm" svg:height="0.297cm" draw:transform="rotate (0.79115774992903) translate (10.499cm 3.647cm)">
          <draw:text-box>
            <text:p text:style-name="P3"><text:span text:style-name="T1">1,60</text:span></text:p>
          </draw:text-box>
        </draw:frame>
        <draw:line draw:style-name="gr4" draw:text-style-name="P1" draw:layer="layout" svg:x1="9.313cm" svg:y1="4.635cm" svg:x2="9.42cm" svg:y2="4.742cm">
          <text:p/>
        </draw:line>
        <draw:line draw:style-name="gr4" draw:text-style-name="P1" draw:layer="layout" svg:x1="8.827cm" svg:y1="4.149cm" svg:x2="8.238cm" svg:y2="3.56cm">
          <text:p/>
        </draw:line>
        <draw:line draw:style-name="gr4" draw:text-style-name="P1" draw:layer="layout" svg:x1="9.204cm" svg:y1="4.526cm" svg:x2="8.936cm" svg:y2="4.258cm">
          <text:p/>
        </draw:line>
        <draw:polygon draw:style-name="gr5" draw:text-style-name="P2" draw:layer="layout" svg:width="0.127cm" svg:height="0.127cm" svg:x="9.203cm" svg:y="4.525cm" svg:viewBox="0 0 128 128" draw:points="128,93 90,128 0,0">
          <text:p/>
        </draw:polygon>
        <draw:polygon draw:style-name="gr5" draw:text-style-name="P2" draw:layer="layout" svg:width="0.127cm" svg:height="0.127cm" svg:x="8.809cm" svg:y="4.131cm" svg:viewBox="0 0 128 128" draw:points="35,0 0,38 128,128">
          <text:p/>
        </draw:polygon>
        <draw:frame draw:style-name="gr6" draw:text-style-name="P4" draw:layer="layout" svg:width="0.523cm" svg:height="0.297cm" svg:x="13.894cm" svg:y="6.718cm">
          <draw:text-box>
            <text:p text:style-name="P3"><text:span text:style-name="T1">2,45</text:span></text:p>
          </draw:text-box>
        </draw:frame>
        <draw:line draw:style-name="gr4" draw:text-style-name="P1" draw:layer="layout" svg:x1="2.168cm" svg:y1="12.098cm" svg:x2="2.061cm" svg:y2="12.205cm">
          <text:p/>
        </draw:line>
        <draw:line draw:style-name="gr4" draw:text-style-name="P1" draw:layer="layout" svg:x1="2.654cm" svg:y1="11.617cm" svg:x2="3.243cm" svg:y2="11.023cm">
          <text:p/>
        </draw:line>
        <draw:line draw:style-name="gr4" draw:text-style-name="P1" draw:layer="layout" svg:x1="2.277cm" svg:y1="11.994cm" svg:x2="2.545cm" svg:y2="11.722cm">
          <text:p/>
        </draw:line>
        <draw:polygon draw:style-name="gr5" draw:text-style-name="P2" draw:layer="layout" svg:width="0.127cm" svg:height="0.122cm" svg:x="2.15cm" svg:y="11.993cm" svg:viewBox="0 0 128 123" draw:points="0,89 38,123 128,0">
          <text:p/>
        </draw:polygon>
        <draw:polygon draw:style-name="gr7" draw:text-style-name="P2" draw:layer="layout" svg:width="0.127cm" svg:height="0.127cm" svg:x="2.544cm" svg:y="11.595cm" svg:viewBox="0 0 128 128" draw:points="94,0 128,39 0,128">
          <text:p/>
        </draw:polygon>
        <draw:polygon draw:style-name="gr8" draw:text-style-name="P1" draw:layer="layout" svg:width="0.127cm" svg:height="0.127cm" svg:x="2.544cm" svg:y="11.595cm" svg:viewBox="0 0 128 128" draw:points="94,0 128,39 0,128">
          <text:p/>
        </draw:polygon>
        <draw:frame draw:style-name="gr6" draw:text-style-name="P4" draw:layer="layout" svg:width="0.523cm" svg:height="0.297cm" draw:transform="rotate (-0.785398163397449) translate (8.558cm 3.358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11.811cm" svg:y2="2.862cm">
          <text:p/>
        </draw:line>
        <draw:line draw:style-name="gr4" draw:text-style-name="P1" draw:layer="layout" svg:x1="12.403cm" svg:y1="2.27cm" svg:x2="12.997cm" svg:y2="1.676cm">
          <text:p/>
        </draw:line>
        <draw:line draw:style-name="gr4" draw:text-style-name="P1" draw:layer="layout" svg:x1="12.026cm" svg:y1="2.646cm" svg:x2="12.298cm" svg:y2="2.374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2cm" svg:x="12.297cm" svg:y="2.252cm" svg:viewBox="0 0 128 123" draw:points="90,0 128,35 0,123">
          <text:p/>
        </draw:polygon>
        <draw:frame draw:style-name="gr6" draw:text-style-name="P4" draw:layer="layout" svg:width="0.523cm" svg:height="0.297cm" draw:transform="rotate (0.785398163397448) translate (2.858cm 11.486cm)">
          <draw:text-box>
            <text:p text:style-name="P3"><text:span text:style-name="T1">0,20</text:span></text:p>
          </draw:text-box>
        </draw:frame>
        <draw:line draw:style-name="gr4" draw:text-style-name="P1" draw:layer="layout" svg:x1="10.44cm" svg:y1="5.981cm" svg:x2="10.333cm" svg:y2="6.088cm">
          <text:p/>
        </draw:line>
        <draw:line draw:style-name="gr4" draw:text-style-name="P1" draw:layer="layout" svg:x1="10.858cm" svg:y1="5.563cm" svg:x2="11.452cm" svg:y2="4.969cm">
          <text:p/>
        </draw:line>
        <draw:line draw:style-name="gr4" draw:text-style-name="P1" draw:layer="layout" svg:x1="10.549cm" svg:y1="5.872cm" svg:x2="10.749cm" svg:y2="5.668cm">
          <text:p/>
        </draw:line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polygon draw:style-name="gr7" draw:text-style-name="P2" draw:layer="layout" svg:width="0.127cm" svg:height="0.123cm" svg:x="10.748cm" svg:y="5.545cm" svg:viewBox="0 0 128 124" draw:points="93,0 128,35 0,124">
          <text:p/>
        </draw:polygon>
        <draw:polygon draw:style-name="gr8" draw:text-style-name="P1" draw:layer="layout" svg:width="0.127cm" svg:height="0.123cm" svg:x="10.748cm" svg:y="5.545cm" svg:viewBox="0 0 128 124" draw:points="93,0 128,35 0,124">
          <text:p/>
        </draw:polygon>
        <draw:frame draw:style-name="gr6" draw:text-style-name="P4" draw:layer="layout" svg:width="0.523cm" svg:height="0.297cm" draw:transform="rotate (0.79115774992903) translate (12.311cm 1.84cm)">
          <draw:text-box>
            <text:p text:style-name="P3"><text:span text:style-name="T1">0,20</text:span></text:p>
          </draw:text-box>
        </draw:frame>
        <draw:line draw:style-name="gr4" draw:text-style-name="P1" draw:layer="layout" svg:x1="11.971cm" svg:y1="7.747cm" svg:x2="12.124cm" svg:y2="7.747cm">
          <text:p/>
        </draw:line>
        <draw:line draw:style-name="gr4" draw:text-style-name="P1" draw:layer="layout" svg:x1="11.383cm" svg:y1="7.747cm" svg:x2="10.545cm" svg:y2="7.747cm">
          <text:p/>
        </draw:line>
        <draw:line draw:style-name="gr4" draw:text-style-name="P1" draw:layer="layout" svg:x1="11.819cm" svg:y1="7.747cm" svg:x2="11.535cm" svg:y2="7.747cm">
          <text:p/>
        </draw:line>
        <draw:polygon draw:style-name="gr5" draw:text-style-name="P2" draw:layer="layout" svg:width="0.152cm" svg:height="0.051cm" svg:x="11.819cm" svg:y="7.721cm" svg:viewBox="0 0 153 52" draw:points="153,0 153,52 0,27">
          <text:p/>
        </draw:polygon>
        <draw:polygon draw:style-name="gr5" draw:text-style-name="P2" draw:layer="layout" svg:width="0.152cm" svg:height="0.051cm" svg:x="11.383cm" svg:y="7.721cm" svg:viewBox="0 0 153 52" draw:points="0,0 0,52 153,27">
          <text:p/>
        </draw:polygon>
        <draw:frame draw:style-name="gr6" draw:text-style-name="P4" draw:layer="layout" svg:width="0.523cm" svg:height="0.297cm" draw:transform="rotate (0.79115774992903) translate (10.762cm 5.133cm)">
          <draw:text-box>
            <text:p text:style-name="P3"><text:span text:style-name="T1">0,15</text:span></text:p>
          </draw:text-box>
        </draw:frame>
        <draw:line draw:style-name="gr4" draw:text-style-name="P1" draw:layer="layout" svg:x1="13.826cm" svg:y1="10.312cm" svg:x2="13.826cm" svg:y2="10.16cm">
          <text:p/>
        </draw:line>
        <draw:line draw:style-name="gr4" draw:text-style-name="P1" draw:layer="layout" svg:x1="13.826cm" svg:y1="10.9cm" svg:x2="13.826cm" svg:y2="11.739cm">
          <text:p/>
        </draw:line>
        <draw:line draw:style-name="gr4" draw:text-style-name="P1" draw:layer="layout" svg:x1="13.826cm" svg:y1="10.46cm" svg:x2="13.826cm" svg:y2="10.748cm">
          <text:p/>
        </draw:line>
        <draw:polygon draw:style-name="gr5" draw:text-style-name="P2" draw:layer="layout" svg:width="0.051cm" svg:height="0.148cm" svg:x="13.8cm" svg:y="10.312cm" svg:viewBox="0 0 52 149" draw:points="0,0 52,0 27,149">
          <text:p/>
        </draw:polygon>
        <draw:polygon draw:style-name="gr5" draw:text-style-name="P2" draw:layer="layout" svg:width="0.051cm" svg:height="0.152cm" svg:x="13.8cm" svg:y="10.748cm" svg:viewBox="0 0 52 153" draw:points="0,153 52,153 27,0">
          <text:p/>
        </draw:polygon>
        <draw:frame draw:style-name="gr6" draw:text-style-name="P4" draw:layer="layout" svg:width="0.523cm" svg:height="0.297cm" svg:x="10.43cm" svg:y="7.774cm">
          <draw:text-box>
            <text:p text:style-name="P3"><text:span text:style-name="T1">0,15</text:span></text:p>
          </draw:text-box>
        </draw:frame>
        <draw:line draw:style-name="gr4" draw:text-style-name="P1" draw:layer="layout" svg:x1="15.587cm" svg:y1="13.085cm" svg:x2="15.587cm" svg:y2="13.237cm">
          <text:p/>
        </draw:line>
        <draw:line draw:style-name="gr4" draw:text-style-name="P1" draw:layer="layout" svg:x1="15.587cm" svg:y1="12.496cm" svg:x2="15.587cm" svg:y2="11.658cm">
          <text:p/>
        </draw:line>
        <draw:line draw:style-name="gr4" draw:text-style-name="P1" draw:layer="layout" svg:x1="15.587cm" svg:y1="12.937cm" svg:x2="15.587cm" svg:y2="12.649cm">
          <text:p/>
        </draw:line>
        <draw:polygon draw:style-name="gr5" draw:text-style-name="P2" draw:layer="layout" svg:width="0.051cm" svg:height="0.148cm" svg:x="15.561cm" svg:y="12.937cm" svg:viewBox="0 0 52 149" draw:points="0,149 52,149 27,0">
          <text:p/>
        </draw:polygon>
        <draw:polygon draw:style-name="gr5" draw:text-style-name="P2" draw:layer="layout" svg:width="0.051cm" svg:height="0.153cm" svg:x="15.561cm" svg:y="12.496cm" svg:viewBox="0 0 52 154" draw:points="0,0 52,0 27,154">
          <text:p/>
        </draw:polygon>
        <draw:frame draw:style-name="gr6" draw:text-style-name="P4" draw:layer="layout" svg:width="0.523cm" svg:height="0.297cm" draw:transform="rotate (1.5707963267949) translate (13.457cm 11.654cm)">
          <draw:text-box>
            <text:p text:style-name="P3"><text:span text:style-name="T1">0,15</text:span></text:p>
          </draw:text-box>
        </draw:frame>
        <draw:line draw:style-name="gr4" draw:text-style-name="P1" draw:layer="layout" svg:x1="19.093cm" svg:y1="13.512cm" svg:x2="18.986cm" svg:y2="13.623cm">
          <text:p/>
        </draw:line>
        <draw:line draw:style-name="gr4" draw:text-style-name="P1" draw:layer="layout" svg:x1="19.511cm" svg:y1="13.098cm" svg:x2="20.105cm" svg:y2="12.505cm">
          <text:p/>
        </draw:line>
        <draw:line draw:style-name="gr4" draw:text-style-name="P1" draw:layer="layout" svg:x1="19.202cm" svg:y1="13.407cm" svg:x2="19.402cm" svg:y2="13.203cm">
          <text:p/>
        </draw:line>
        <draw:polygon draw:style-name="gr5" draw:text-style-name="P2" draw:layer="layout" svg:width="0.127cm" svg:height="0.127cm" svg:x="19.075cm" svg:y="13.406cm" svg:viewBox="0 0 128 128" draw:points="0,89 34,128 128,0">
          <text:p/>
        </draw:polygon>
        <draw:polygon draw:style-name="gr7" draw:text-style-name="P2" draw:layer="layout" svg:width="0.127cm" svg:height="0.122cm" svg:x="19.401cm" svg:y="13.081cm" svg:viewBox="0 0 128 123" draw:points="89,0 128,33 0,123">
          <text:p/>
        </draw:polygon>
        <draw:polygon draw:style-name="gr8" draw:text-style-name="P1" draw:layer="layout" svg:width="0.127cm" svg:height="0.122cm" svg:x="19.401cm" svg:y="13.081cm" svg:viewBox="0 0 128 123" draw:points="89,0 128,33 0,123">
          <text:p/>
        </draw:polygon>
        <draw:frame draw:style-name="gr6" draw:text-style-name="P4" draw:layer="layout" svg:width="0.523cm" svg:height="0.297cm" draw:transform="rotate (1.5707963267949) translate (15.218cm 12.26cm)">
          <draw:text-box>
            <text:p text:style-name="P3"><text:span text:style-name="T1">0,15</text:span></text:p>
          </draw:text-box>
        </draw:frame>
        <draw:line draw:style-name="gr4" draw:text-style-name="P1" draw:layer="layout" svg:x1="17.314cm" svg:y1="10.9cm" svg:x2="17.314cm" svg:y2="11.053cm">
          <text:p/>
        </draw:line>
        <draw:line draw:style-name="gr4" draw:text-style-name="P1" draw:layer="layout" svg:x1="17.314cm" svg:y1="10.312cm" svg:x2="17.314cm" svg:y2="9.474cm">
          <text:p/>
        </draw:line>
        <draw:line draw:style-name="gr4" draw:text-style-name="P1" draw:layer="layout" svg:x1="17.314cm" svg:y1="10.748cm" svg:x2="17.314cm" svg:y2="10.46cm">
          <text:p/>
        </draw:line>
        <draw:polygon draw:style-name="gr5" draw:text-style-name="P2" draw:layer="layout" svg:width="0.051cm" svg:height="0.152cm" svg:x="17.288cm" svg:y="10.748cm" svg:viewBox="0 0 52 153" draw:points="0,153 52,153 26,0">
          <text:p/>
        </draw:polygon>
        <draw:polygon draw:style-name="gr5" draw:text-style-name="P2" draw:layer="layout" svg:width="0.051cm" svg:height="0.148cm" svg:x="17.288cm" svg:y="10.312cm" svg:viewBox="0 0 52 149" draw:points="0,0 52,0 26,149">
          <text:p/>
        </draw:polygon>
        <draw:frame draw:style-name="gr6" draw:text-style-name="P4" draw:layer="layout" svg:width="0.523cm" svg:height="0.297cm" draw:transform="rotate (0.785398163397448) translate (19.415cm 12.668cm)">
          <draw:text-box>
            <text:p text:style-name="P3"><text:span text:style-name="T1">0,15</text:span></text:p>
          </draw:text-box>
        </draw:frame>
        <draw:line draw:style-name="gr4" draw:text-style-name="P1" draw:layer="layout" svg:x1="5.405cm" svg:y1="14.833cm" svg:x2="5.405cm" svg:y2="14.986cm">
          <text:p/>
        </draw:line>
        <draw:line draw:style-name="gr4" draw:text-style-name="P1" draw:layer="layout" svg:x1="5.405cm" svg:y1="14.147cm" svg:x2="5.405cm" svg:y2="13.313cm">
          <text:p/>
        </draw:line>
        <draw:line draw:style-name="gr4" draw:text-style-name="P1" draw:layer="layout" svg:x1="5.405cm" svg:y1="14.681cm" svg:x2="5.405cm" svg:y2="14.3cm">
          <text:p/>
        </draw:line>
        <draw:polygon draw:style-name="gr5" draw:text-style-name="P2" draw:layer="layout" svg:width="0.051cm" svg:height="0.152cm" svg:x="5.38cm" svg:y="14.681cm" svg:viewBox="0 0 52 153" draw:points="0,153 52,153 25,0">
          <text:p/>
        </draw:polygon>
        <draw:polygon draw:style-name="gr5" draw:text-style-name="P2" draw:layer="layout" svg:width="0.051cm" svg:height="0.153cm" svg:x="5.38cm" svg:y="14.147cm" svg:viewBox="0 0 52 154" draw:points="0,0 52,0 25,154">
          <text:p/>
        </draw:polygon>
        <draw:frame draw:style-name="gr6" draw:text-style-name="P4" draw:layer="layout" svg:width="0.523cm" svg:height="0.297cm" draw:transform="rotate (1.5707963267949) translate (16.946cm 10.075cm)">
          <draw:text-box>
            <text:p text:style-name="P3"><text:span text:style-name="T1">0,15</text:span></text:p>
          </draw:text-box>
        </draw:frame>
        <draw:line draw:style-name="gr4" draw:text-style-name="P1" draw:layer="layout" svg:x1="10.99cm" svg:y1="15.743cm" svg:x2="10.879cm" svg:y2="15.85cm">
          <text:p/>
        </draw:line>
        <draw:line draw:style-name="gr4" draw:text-style-name="P1" draw:layer="layout" svg:x1="11.476cm" svg:y1="15.266cm" svg:x2="12.078cm" svg:y2="14.681cm">
          <text:p/>
        </draw:line>
        <draw:line draw:style-name="gr4" draw:text-style-name="P1" draw:layer="layout" svg:x1="11.095cm" svg:y1="15.638cm" svg:x2="11.371cm" svg:y2="15.371cm">
          <text:p/>
        </draw:line>
        <draw:polygon draw:style-name="gr5" draw:text-style-name="P2" draw:layer="layout" svg:width="0.123cm" svg:height="0.123cm" svg:x="10.972cm" svg:y="15.637cm" svg:viewBox="0 0 124 124" draw:points="0,86 34,124 124,0">
          <text:p/>
        </draw:polygon>
        <draw:polygon draw:style-name="gr5" draw:text-style-name="P2" draw:layer="layout" svg:width="0.127cm" svg:height="0.127cm" svg:x="11.37cm" svg:y="15.244cm" svg:viewBox="0 0 128 128" draw:points="89,0 128,38 0,128">
          <text:p/>
        </draw:polygon>
        <draw:frame draw:style-name="gr6" draw:text-style-name="P4" draw:layer="layout" svg:width="0.523cm" svg:height="0.297cm" draw:transform="rotate (1.5707963267949) translate (5.037cm 13.911cm)">
          <draw:text-box>
            <text:p text:style-name="P3"><text:span text:style-name="T1">0,20</text:span></text:p>
          </draw:text-box>
        </draw:frame>
        <draw:line draw:style-name="gr4" draw:text-style-name="P1" draw:layer="layout" svg:x1="14.88cm" svg:y1="13.292cm" svg:x2="15.032cm" svg:y2="13.292cm">
          <text:p/>
        </draw:line>
        <draw:line draw:style-name="gr4" draw:text-style-name="P1" draw:layer="layout" svg:x1="14.287cm" svg:y1="13.292cm" svg:x2="13.449cm" svg:y2="13.292cm">
          <text:p/>
        </draw:line>
        <draw:line draw:style-name="gr4" draw:text-style-name="P1" draw:layer="layout" svg:x1="14.727cm" svg:y1="13.292cm" svg:x2="14.439cm" svg:y2="13.292cm">
          <text:p/>
        </draw:line>
        <draw:polygon draw:style-name="gr5" draw:text-style-name="P2" draw:layer="layout" svg:width="0.153cm" svg:height="0.051cm" svg:x="14.727cm" svg:y="13.267cm" svg:viewBox="0 0 154 52" draw:points="154,0 154,52 0,26">
          <text:p/>
        </draw:polygon>
        <draw:polygon draw:style-name="gr5" draw:text-style-name="P2" draw:layer="layout" svg:width="0.152cm" svg:height="0.051cm" svg:x="14.287cm" svg:y="13.267cm" svg:viewBox="0 0 153 52" draw:points="0,0 0,52 153,26">
          <text:p/>
        </draw:polygon>
        <draw:frame draw:style-name="gr6" draw:text-style-name="P4" draw:layer="layout" svg:width="0.523cm" svg:height="0.297cm" draw:transform="rotate (0.779638576865867) translate (11.386cm 14.834cm)">
          <draw:text-box>
            <text:p text:style-name="P3"><text:span text:style-name="T1">0,20</text:span></text:p>
          </draw:text-box>
        </draw:frame>
        <draw:line draw:style-name="gr4" draw:text-style-name="P1" draw:layer="layout" svg:x1="3.729cm" svg:y1="12.692cm" svg:x2="10.44cm" svg:y2="5.981cm">
          <text:p/>
        </draw:line>
        <draw:polygon draw:style-name="gr5" draw:text-style-name="P2" draw:layer="layout" svg:width="0.123cm" svg:height="0.123cm" svg:x="3.623cm" svg:y="12.674cm" svg:viewBox="0 0 124 124" draw:points="89,0 124,34 0,124">
          <text:p/>
        </draw:polygon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frame draw:style-name="gr6" draw:text-style-name="P4" draw:layer="layout" svg:width="0.523cm" svg:height="0.297cm" svg:x="13.534cm" svg:y="12.924cm">
          <draw:text-box>
            <text:p text:style-name="P3"><text:span text:style-name="T1">0,15</text:span></text:p>
          </draw:text-box>
        </draw:frame>
        <draw:line draw:style-name="gr4" draw:text-style-name="P1" draw:layer="layout" svg:x1="9.356cm" svg:y1="13.911cm" svg:x2="4.694cm" svg:y2="9.249cm">
          <text:p/>
        </draw:line>
        <draw:polygon draw:style-name="gr5" draw:text-style-name="P2" draw:layer="layout" svg:width="0.127cm" svg:height="0.127cm" svg:x="9.338cm" svg:y="13.893cm" svg:viewBox="0 0 128 128" draw:points="34,0 0,39 128,128">
          <text:p/>
        </draw:polygon>
        <draw:polygon draw:style-name="gr5" draw:text-style-name="P2" draw:layer="layout" svg:width="0.123cm" svg:height="0.127cm" svg:x="4.588cm" svg:y="9.144cm" svg:viewBox="0 0 124 128" draw:points="124,89 89,128 0,0">
          <text:p/>
        </draw:polygon>
        <draw:frame draw:style-name="gr6" draw:text-style-name="P4" draw:layer="layout" svg:width="0.523cm" svg:height="0.297cm" draw:transform="rotate (0.79115774992903) translate (6.638cm 9.256cm)">
          <draw:text-box>
            <text:p text:style-name="P3"><text:span text:style-name="T1">5,15</text:span></text:p>
          </draw:text-box>
        </draw:frame>
        <draw:line draw:style-name="gr4" draw:text-style-name="P1" draw:layer="layout" svg:x1="9.897cm" svg:y1="13.741cm" svg:x2="14.287cm" svg:y2="13.741cm">
          <text:p/>
        </draw:line>
        <draw:polygon draw:style-name="gr5" draw:text-style-name="P2" draw:layer="layout" svg:width="0.152cm" svg:height="0.05cm" svg:x="9.745cm" svg:y="13.716cm" svg:viewBox="0 0 153 51" draw:points="153,0 153,51 0,26">
          <text:p/>
        </draw:polygon>
        <draw:polygon draw:style-name="gr5" draw:text-style-name="P2" draw:layer="layout" svg:width="0.152cm" svg:height="0.05cm" svg:x="14.287cm" svg:y="13.716cm" svg:viewBox="0 0 153 51" draw:points="0,0 0,51 153,26">
          <text:p/>
        </draw:polygon>
        <draw:frame draw:style-name="gr6" draw:text-style-name="P4" draw:layer="layout" svg:width="0.523cm" svg:height="0.297cm" draw:transform="rotate (-0.779638576865868) translate (7.105cm 11.138cm)">
          <draw:text-box>
            <text:p text:style-name="P3"><text:span text:style-name="T1">3,63</text:span></text:p>
          </draw:text-box>
        </draw:frame>
        <draw:line draw:style-name="gr4" draw:text-style-name="P1" draw:layer="layout" svg:x1="12.048cm" svg:y1="15.494cm" svg:x2="12.048cm" svg:y2="10.9cm">
          <text:p/>
        </draw:line>
        <draw:polygon draw:style-name="gr5" draw:text-style-name="P2" draw:layer="layout" svg:width="0.051cm" svg:height="0.152cm" svg:x="12.022cm" svg:y="15.494cm" svg:viewBox="0 0 52 153" draw:points="0,0 52,0 27,153">
          <text:p/>
        </draw:polygon>
        <draw:polygon draw:style-name="gr5" draw:text-style-name="P2" draw:layer="layout" svg:width="0.051cm" svg:height="0.152cm" svg:x="12.022cm" svg:y="10.748cm" svg:viewBox="0 0 52 153" draw:points="0,153 52,153 27,0">
          <text:p/>
        </draw:polygon>
        <draw:frame draw:style-name="gr6" draw:text-style-name="P4" draw:layer="layout" svg:width="0.523cm" svg:height="0.297cm" svg:x="11.836cm" svg:y="13.368cm">
          <draw:text-box>
            <text:p text:style-name="P3"><text:span text:style-name="T1">2,47</text:span></text:p>
          </draw:text-box>
        </draw:frame>
        <draw:line draw:style-name="gr4" draw:text-style-name="P1" draw:layer="layout" svg:x1="16.438cm" svg:y1="18.347cm" svg:x2="16.438cm" svg:y2="13.085cm">
          <text:p/>
        </draw:line>
        <draw:polygon draw:style-name="gr5" draw:text-style-name="P2" draw:layer="layout" svg:width="0.051cm" svg:height="0.152cm" svg:x="16.412cm" svg:y="18.347cm" svg:viewBox="0 0 52 153" draw:points="0,0 52,0 27,153">
          <text:p/>
        </draw:polygon>
        <draw:polygon draw:style-name="gr5" draw:text-style-name="P2" draw:layer="layout" svg:width="0.051cm" svg:height="0.148cm" svg:x="16.412cm" svg:y="12.937cm" svg:viewBox="0 0 52 149" draw:points="0,149 52,149 27,0">
          <text:p/>
        </draw:polygon>
        <draw:frame draw:style-name="gr6" draw:text-style-name="P4" draw:layer="layout" svg:width="0.523cm" svg:height="0.297cm" draw:transform="rotate (1.5707963267949) translate (11.675cm 13.454cm)">
          <draw:text-box>
            <text:p text:style-name="P3"><text:span text:style-name="T1">2,58</text:span></text:p>
          </draw:text-box>
        </draw:frame>
        <draw:line draw:style-name="gr4" draw:text-style-name="P1" draw:layer="layout" svg:x1="17.771cm" svg:y1="10.312cm" svg:x2="17.771cm" svg:y2="6.108cm">
          <text:p/>
        </draw:line>
        <draw:polygon draw:style-name="gr5" draw:text-style-name="P2" draw:layer="layout" svg:width="0.05cm" svg:height="0.148cm" svg:x="17.746cm" svg:y="10.312cm" svg:viewBox="0 0 51 149" draw:points="0,0 51,0 25,149">
          <text:p/>
        </draw:polygon>
        <draw:polygon draw:style-name="gr5" draw:text-style-name="P2" draw:layer="layout" svg:width="0.05cm" svg:height="0.152cm" svg:x="17.746cm" svg:y="5.956cm" svg:viewBox="0 0 51 153" draw:points="0,153 51,153 25,0">
          <text:p/>
        </draw:polygon>
        <draw:frame draw:style-name="gr6" draw:text-style-name="P4" draw:layer="layout" svg:width="0.523cm" svg:height="0.297cm" draw:transform="rotate (1.5707963267949) translate (16.069cm 15.972cm)">
          <draw:text-box>
            <text:p text:style-name="P3"><text:span text:style-name="T1">2,93</text:span></text:p>
          </draw:text-box>
        </draw:frame>
        <draw:frame draw:style-name="gr6" draw:text-style-name="P4" draw:layer="layout" svg:width="0.523cm" svg:height="0.297cm" draw:transform="rotate (1.5707963267949) translate (17.403cm 8.467cm)">
          <draw:text-box>
            <text:p text:style-name="P3"><text:span text:style-name="T1">2,37</text:span></text:p>
          </draw:text-box>
        </draw:frame>
        <draw:frame draw:style-name="gr9" draw:text-style-name="P5" draw:layer="layout" svg:width="2.055cm" svg:height="0.589cm" svg:x="12.675cm" svg:y="7.564cm">
          <draw:text-box>
            <text:p text:style-name="P3"><text:span text:style-name="T2">COCINA</text:span></text:p>
          </draw:text-box>
        </draw:frame>
        <draw:frame draw:style-name="gr10" draw:text-style-name="P5" draw:layer="layout" svg:width="1.467cm" svg:height="0.589cm" svg:x="16.684cm" svg:y="11.269cm">
          <draw:text-box>
            <text:p text:style-name="P3"><text:span text:style-name="T2">PASO</text:span></text:p>
          </draw:text-box>
        </draw:frame>
        <draw:frame draw:style-name="gr11" draw:text-style-name="P5" draw:layer="layout" svg:width="3.88cm" svg:height="0.589cm" svg:x="21.4cm" svg:y="7.404cm">
          <draw:text-box>
            <text:p text:style-name="P3"><text:span text:style-name="T2">DORMITORIO 3</text:span></text:p>
          </draw:text-box>
        </draw:frame>
        <draw:frame draw:style-name="gr11" draw:text-style-name="P5" draw:layer="layout" svg:width="3.88cm" svg:height="0.589cm" svg:x="21.4cm" svg:y="15.858cm">
          <draw:text-box>
            <text:p text:style-name="P3"><text:span text:style-name="T2">DORMITORIO 1</text:span></text:p>
          </draw:text-box>
        </draw:frame>
        <draw:frame draw:style-name="gr11" draw:text-style-name="P5" draw:layer="layout" svg:width="3.88cm" svg:height="0.589cm" svg:x="14.808cm" svg:y="17.382cm">
          <draw:text-box>
            <text:p text:style-name="P3"><text:span text:style-name="T2">DORMITORIO 2</text:span></text:p>
          </draw:text-box>
        </draw:frame>
        <draw:frame draw:style-name="gr12" draw:text-style-name="P5" draw:layer="layout" svg:width="2.758cm" svg:height="0.589cm" svg:x="7.629cm" svg:y="11.149cm">
          <draw:text-box>
            <text:p text:style-name="P3"><text:span text:style-name="T2">COMEDOR</text:span></text:p>
          </draw:text-box>
        </draw:frame>
        <draw:frame draw:style-name="gr13" draw:text-style-name="P5" draw:layer="layout" svg:width="1.327cm" svg:height="0.589cm" svg:x="12.133cm" svg:y="12.484cm">
          <draw:text-box>
            <text:p text:style-name="P3"><text:span text:style-name="T2">HALL</text:span></text:p>
          </draw:text-box>
        </draw:frame>
        <draw:polygon draw:style-name="gr14" draw:text-style-name="P2" draw:layer="layout" svg:width="0cm" svg:height="0.003cm" svg:x="5.075cm" svg:y="17.077cm" svg:viewBox="0 0 0 4" draw:points="0,4 0,0">
          <text:p/>
        </draw:polygon>
        <draw:polygon draw:style-name="gr14" draw:text-style-name="P2" draw:layer="layout" svg:width="0.005cm" svg:height="0.004cm" svg:x="5.075cm" svg:y="17.077cm" svg:viewBox="0 0 6 5" draw:points="0,5 6,5 6,0 0,0">
          <text:p/>
        </draw:polygon>
        <draw:polygon draw:style-name="gr14" draw:text-style-name="P2" draw:layer="layout" svg:width="0.004cm" svg:height="0.004cm" svg:x="5.08cm" svg:y="17.077cm" svg:viewBox="0 0 5 5" draw:points="0,5 5,5 5,0 0,0">
          <text:p/>
        </draw:polygon>
        <draw:polygon draw:style-name="gr14" draw:text-style-name="P2" draw:layer="layout" svg:width="0cm" svg:height="0.003cm" svg:x="5.084cm" svg:y="17.077cm" svg:viewBox="0 0 0 4" draw:points="0,4 0,0">
          <text:p/>
        </draw:polygon>
        <draw:polygon draw:style-name="gr14" draw:text-style-name="P2" draw:layer="layout" svg:width="0.004cm" svg:height="0.004cm" svg:x="5.084cm" svg:y="17.077cm" svg:viewBox="0 0 5 5" draw:points="0,5 5,5 5,0 0,0">
          <text:p/>
        </draw:polygon>
        <draw:polygon draw:style-name="gr14" draw:text-style-name="P2" draw:layer="layout" svg:width="0cm" svg:height="0.003cm" svg:x="5.088cm" svg:y="17.077cm" svg:viewBox="0 0 0 4" draw:points="0,4 0,0">
          <text:p/>
        </draw:polygon>
        <draw:polygon draw:style-name="gr14" draw:text-style-name="P2" draw:layer="layout" svg:width="0.004cm" svg:height="0.004cm" svg:x="5.088cm" svg:y="17.077cm" svg:viewBox="0 0 5 5" draw:points="0,5 5,5 5,0 0,0">
          <text:p/>
        </draw:polygon>
        <draw:polygon draw:style-name="gr14" draw:text-style-name="P2" draw:layer="layout" svg:width="0cm" svg:height="0.003cm" svg:x="5.092cm" svg:y="17.077cm" svg:viewBox="0 0 0 4" draw:points="0,4 0,0">
          <text:p/>
        </draw:polygon>
        <draw:polygon draw:style-name="gr14" draw:text-style-name="P2" draw:layer="layout" svg:width="0.004cm" svg:height="0.004cm" svg:x="5.092cm" svg:y="17.077cm" svg:viewBox="0 0 5 5" draw:points="0,5 5,5 5,0 0,0">
          <text:p/>
        </draw:polygon>
        <draw:polygon draw:style-name="gr14" draw:text-style-name="P2" draw:layer="layout" svg:width="0cm" svg:height="0.003cm" svg:x="5.096cm" svg:y="17.077cm" svg:viewBox="0 0 0 4" draw:points="0,4 0,0">
          <text:p/>
        </draw:polygon>
        <draw:polygon draw:style-name="gr14" draw:text-style-name="P2" draw:layer="layout" svg:width="0cm" svg:height="0.003cm" svg:x="5.096cm" svg:y="17.077cm" svg:viewBox="0 0 0 4" draw:points="0,4 0,0">
          <text:p/>
        </draw:polygon>
        <draw:polygon draw:style-name="gr14" draw:text-style-name="P2" draw:layer="layout" svg:width="0.004cm" svg:height="0.006cm" svg:x="8.382cm" svg:y="15.417cm" svg:viewBox="0 0 5 7" draw:points="0,7 5,7 5,0 0,0">
          <text:p/>
        </draw:polygon>
        <draw:polygon draw:style-name="gr14" draw:text-style-name="P2" draw:layer="layout" svg:width="0cm" svg:height="0.004cm" svg:x="8.386cm" svg:y="15.417cm" svg:viewBox="0 0 0 5" draw:points="0,5 0,0">
          <text:p/>
        </draw:polygon>
        <draw:polygon draw:style-name="gr14" draw:text-style-name="P2" draw:layer="layout" svg:width="0.004cm" svg:height="0.006cm" svg:x="8.386cm" svg:y="15.417cm" svg:viewBox="0 0 5 7" draw:points="0,7 5,7 5,0 0,0">
          <text:p/>
        </draw:polygon>
        <draw:polygon draw:style-name="gr14" draw:text-style-name="P2" draw:layer="layout" svg:width="0cm" svg:height="0.004cm" svg:x="8.39cm" svg:y="15.417cm" svg:viewBox="0 0 0 5" draw:points="0,5 0,0">
          <text:p/>
        </draw:polygon>
        <draw:polygon draw:style-name="gr14" draw:text-style-name="P2" draw:layer="layout" svg:width="0.004cm" svg:height="0.006cm" svg:x="8.39cm" svg:y="15.417cm" svg:viewBox="0 0 5 7" draw:points="0,7 5,7 5,0 0,0">
          <text:p/>
        </draw:polygon>
        <draw:polygon draw:style-name="gr14" draw:text-style-name="P2" draw:layer="layout" svg:width="0cm" svg:height="0.004cm" svg:x="8.394cm" svg:y="15.417cm" svg:viewBox="0 0 0 5" draw:points="0,5 0,0">
          <text:p/>
        </draw:polygon>
        <draw:polygon draw:style-name="gr14" draw:text-style-name="P2" draw:layer="layout" svg:width="0cm" svg:height="0.004cm" svg:x="8.398cm" svg:y="15.417cm" svg:viewBox="0 0 0 5" draw:points="0,5 0,0">
          <text:p/>
        </draw:polygon>
        <draw:polygon draw:style-name="gr14" draw:text-style-name="P2" draw:layer="layout" svg:width="0cm" svg:height="0.004cm" svg:x="8.398cm" svg:y="15.417cm" svg:viewBox="0 0 0 5" draw:points="0,5 0,0">
          <text:p/>
        </draw:polygon>
        <draw:polygon draw:style-name="gr14" draw:text-style-name="P2" draw:layer="layout" svg:width="0.005cm" svg:height="0.006cm" svg:x="8.398cm" svg:y="15.417cm" svg:viewBox="0 0 6 7" draw:points="0,7 6,7 6,0 0,0">
          <text:p/>
        </draw:polygon>
        <draw:polygon draw:style-name="gr14" draw:text-style-name="P2" draw:layer="layout" svg:width="0cm" svg:height="0.004cm" svg:x="8.403cm" svg:y="15.417cm" svg:viewBox="0 0 0 5" draw:points="0,5 0,0">
          <text:p/>
        </draw:polygon>
        <draw:polygon draw:style-name="gr14" draw:text-style-name="P2" draw:layer="layout" svg:width="0.004cm" svg:height="0.006cm" svg:x="8.403cm" svg:y="15.417cm" svg:viewBox="0 0 5 7" draw:points="0,7 5,7 5,0 0,0">
          <text:p/>
        </draw:polygon>
        <draw:frame draw:style-name="gr15" draw:text-style-name="P6" draw:layer="layout" svg:width="8.837cm" svg:height="2.955cm" svg:x="15.727cm" svg:y="2.784cm">
          <draw:text-box>
            <text:p text:style-name="P3"><text:span text:style-name="T3">Circuito TUG-2</text:span></text:p>
            <text:p text:style-name="P3"><text:span text:style-name="T3"/></text:p>
          </draw:text-box>
        </draw:frame>
        <draw:g>
          <draw:path draw:style-name="gr16" draw:text-style-name="P7" draw:layer="layout" svg:width="0.047cm" svg:height="0.054cm" draw:transform="rotate (-1.5707963267949) translate (16.1652848920984cm 10.407523469796cm)" svg:viewBox="0 0 48 55" svg:d="M48 27c0-15-10-27-22-27-14 0-26 11-26 27 0 17 12 28 26 28 12 0 22-11 22-28z">
            <text:p/>
          </draw:path>
          <draw:polygon draw:style-name="gr17" draw:text-style-name="P1" draw:layer="layout" svg:width="0.753cm" svg:height="0.385cm" draw:transform="skewX (-0.0026179938779915) rotate (-1.57481058407448) translate (16.4307887594213cm 9.59004639827221cm)" svg:viewBox="0 0 754 386" draw:points="1,0 754,0 753,386 0,386">
            <text:p/>
          </draw:polygon>
          <draw:line draw:style-name="gr17" draw:text-style-name="P1" draw:layer="layout" svg:x1="16.431cm" svg:y1="9.591cm" svg:x2="16.042cm" svg:y2="10.342cm">
            <text:p/>
          </draw:line>
        </draw:g>
        <draw:g>
          <draw:g>
            <draw:path draw:style-name="gr18" draw:text-style-name="P1" draw:layer="controls" svg:width="0.181cm" svg:height="0.09cm" draw:transform="rotate (-1.5707963267949) translate (12.0066101730553cm 7.07799285732507cm)" svg:viewBox="0 0 182 91" svg:d="M182 91c0-50-41-91-91-91s-91 41-91 91">
              <text:p/>
            </draw:path>
            <draw:line draw:style-name="gr18" draw:text-style-name="P1" draw:layer="controls" svg:x1="11.917cm" svg:y1="7.259cm" svg:x2="11.917cm" svg:y2="7.323cm">
              <text:p/>
            </draw:line>
            <draw:line draw:style-name="gr18" draw:text-style-name="P1" draw:layer="controls" svg:x1="11.917cm" svg:y1="7.078cm" svg:x2="11.917cm" svg:y2="7.013cm">
              <text:p/>
            </draw:line>
            <draw:line draw:style-name="gr18" draw:text-style-name="P1" draw:layer="controls" svg:x1="12.007cm" svg:y1="7.168cm" svg:x2="12.071cm" svg:y2="7.168cm">
              <text:p/>
            </draw:line>
          </draw:g>
          <draw:g>
            <draw:path draw:style-name="gr18" draw:text-style-name="P1" draw:layer="controls" svg:width="0.181cm" svg:height="0.09cm" draw:transform="rotate (-1.5707963267949) translate (12.0073172798365cm 7.36154267658087cm)" svg:viewBox="0 0 182 91" svg:d="M182 91c0-50-41-91-91-91s-91 41-91 91">
              <text:p/>
            </draw:path>
            <draw:line draw:style-name="gr18" draw:text-style-name="P1" draw:layer="controls" svg:x1="11.917cm" svg:y1="7.543cm" svg:x2="11.917cm" svg:y2="7.607cm">
              <text:p/>
            </draw:line>
            <draw:line draw:style-name="gr18" draw:text-style-name="P1" draw:layer="controls" svg:x1="11.917cm" svg:y1="7.362cm" svg:x2="11.917cm" svg:y2="7.297cm">
              <text:p/>
            </draw:line>
            <draw:line draw:style-name="gr18" draw:text-style-name="P1" draw:layer="controls" svg:x1="12.007cm" svg:y1="7.452cm" svg:x2="12.071cm" svg:y2="7.452cm">
              <text:p/>
            </draw:line>
          </draw:g>
        </draw:g>
        <draw:g>
          <draw:g>
            <draw:path draw:style-name="gr18" draw:text-style-name="P1" draw:layer="controls" svg:width="0.181cm" svg:height="0.09cm" draw:transform="rotate (-3.14159265358979) translate (12.3090071426749cm 10.8846101730553cm)" svg:viewBox="0 0 182 91" svg:d="M182 91c0-50-41-91-91-91s-91 41-91 91">
              <text:p/>
            </draw:path>
            <draw:line draw:style-name="gr18" draw:text-style-name="P1" draw:layer="controls" svg:x1="12.128cm" svg:y1="10.795cm" svg:x2="12.064cm" svg:y2="10.795cm">
              <text:p/>
            </draw:line>
            <draw:line draw:style-name="gr18" draw:text-style-name="P1" draw:layer="controls" svg:x1="12.309cm" svg:y1="10.795cm" svg:x2="12.374cm" svg:y2="10.795cm">
              <text:p/>
            </draw:line>
            <draw:line draw:style-name="gr18" draw:text-style-name="P1" draw:layer="controls" svg:x1="12.219cm" svg:y1="10.885cm" svg:x2="12.219cm" svg:y2="10.949cm">
              <text:p/>
            </draw:line>
          </draw:g>
          <draw:g>
            <draw:path draw:style-name="gr18" draw:text-style-name="P1" draw:layer="controls" svg:width="0.181cm" svg:height="0.09cm" draw:transform="rotate (-3.14159265358979) translate (12.0254573234191cm 10.8853172798365cm)" svg:viewBox="0 0 182 91" svg:d="M182 91c0-50-41-91-91-91s-91 41-91 91">
              <text:p/>
            </draw:path>
            <draw:line draw:style-name="gr18" draw:text-style-name="P1" draw:layer="controls" svg:x1="11.844cm" svg:y1="10.795cm" svg:x2="11.78cm" svg:y2="10.795cm">
              <text:p/>
            </draw:line>
            <draw:line draw:style-name="gr18" draw:text-style-name="P1" draw:layer="controls" svg:x1="12.025cm" svg:y1="10.795cm" svg:x2="12.09cm" svg:y2="10.795cm">
              <text:p/>
            </draw:line>
            <draw:line draw:style-name="gr18" draw:text-style-name="P1" draw:layer="controls" svg:x1="11.935cm" svg:y1="10.885cm" svg:x2="11.935cm" svg:y2="10.949cm">
              <text:p/>
            </draw:line>
          </draw:g>
        </draw:g>
        <draw:g>
          <draw:g>
            <draw:path draw:style-name="gr18" draw:text-style-name="P1" draw:layer="controls" svg:width="0.181cm" svg:height="0.09cm" draw:transform="rotate (1.5707963267949) translate (11.3953898269447cm 7.57800714267493cm)" svg:viewBox="0 0 182 91" svg:d="M182 91c0-50-41-91-91-91s-91 41-91 91">
              <text:p/>
            </draw:path>
            <draw:line draw:style-name="gr18" draw:text-style-name="P1" draw:layer="controls" svg:x1="11.485cm" svg:y1="7.397cm" svg:x2="11.485cm" svg:y2="7.333cm">
              <text:p/>
            </draw:line>
            <draw:line draw:style-name="gr18" draw:text-style-name="P1" draw:layer="controls" svg:x1="11.485cm" svg:y1="7.578cm" svg:x2="11.485cm" svg:y2="7.643cm">
              <text:p/>
            </draw:line>
            <draw:line draw:style-name="gr18" draw:text-style-name="P1" draw:layer="controls" svg:x1="11.395cm" svg:y1="7.488cm" svg:x2="11.331cm" svg:y2="7.488cm">
              <text:p/>
            </draw:line>
          </draw:g>
          <draw:g>
            <draw:path draw:style-name="gr18" draw:text-style-name="P1" draw:layer="controls" svg:width="0.181cm" svg:height="0.09cm" draw:transform="rotate (1.5707963267949) translate (11.3946827201635cm 7.29445732341913cm)" svg:viewBox="0 0 182 91" svg:d="M182 91c0-50-41-91-91-91s-91 41-91 91">
              <text:p/>
            </draw:path>
            <draw:line draw:style-name="gr18" draw:text-style-name="P1" draw:layer="controls" svg:x1="11.485cm" svg:y1="7.113cm" svg:x2="11.485cm" svg:y2="7.049cm">
              <text:p/>
            </draw:line>
            <draw:line draw:style-name="gr18" draw:text-style-name="P1" draw:layer="controls" svg:x1="11.485cm" svg:y1="7.294cm" svg:x2="11.485cm" svg:y2="7.359cm">
              <text:p/>
            </draw:line>
            <draw:line draw:style-name="gr18" draw:text-style-name="P1" draw:layer="controls" svg:x1="11.395cm" svg:y1="7.204cm" svg:x2="11.331cm" svg:y2="7.204cm">
              <text:p/>
            </draw:line>
          </draw:g>
        </draw:g>
        <draw:g>
          <draw:g>
            <draw:path draw:style-name="gr18" draw:text-style-name="P1" draw:layer="controls" svg:width="0.181cm" svg:height="0.09cm" draw:transform="rotate (1.5707963267949) translate (16.3413898269447cm 6.58200714267494cm)" svg:viewBox="0 0 182 91" svg:d="M182 91c0-50-41-91-91-91s-91 41-91 91">
              <text:p/>
            </draw:path>
            <draw:line draw:style-name="gr18" draw:text-style-name="P1" draw:layer="controls" svg:x1="16.431cm" svg:y1="6.401cm" svg:x2="16.431cm" svg:y2="6.337cm">
              <text:p/>
            </draw:line>
            <draw:line draw:style-name="gr18" draw:text-style-name="P1" draw:layer="controls" svg:x1="16.431cm" svg:y1="6.582cm" svg:x2="16.431cm" svg:y2="6.647cm">
              <text:p/>
            </draw:line>
            <draw:line draw:style-name="gr18" draw:text-style-name="P1" draw:layer="controls" svg:x1="16.341cm" svg:y1="6.492cm" svg:x2="16.277cm" svg:y2="6.492cm">
              <text:p/>
            </draw:line>
          </draw:g>
          <draw:g>
            <draw:path draw:style-name="gr18" draw:text-style-name="P1" draw:layer="controls" svg:width="0.181cm" svg:height="0.09cm" draw:transform="rotate (1.5707963267949) translate (16.3406827201635cm 6.29845732341913cm)" svg:viewBox="0 0 182 91" svg:d="M182 91c0-50-41-91-91-91s-91 41-91 91">
              <text:p/>
            </draw:path>
            <draw:line draw:style-name="gr18" draw:text-style-name="P1" draw:layer="controls" svg:x1="16.431cm" svg:y1="6.117cm" svg:x2="16.431cm" svg:y2="6.053cm">
              <text:p/>
            </draw:line>
            <draw:line draw:style-name="gr18" draw:text-style-name="P1" draw:layer="controls" svg:x1="16.431cm" svg:y1="6.298cm" svg:x2="16.431cm" svg:y2="6.363cm">
              <text:p/>
            </draw:line>
            <draw:line draw:style-name="gr18" draw:text-style-name="P1" draw:layer="controls" svg:x1="16.341cm" svg:y1="6.208cm" svg:x2="16.277cm" svg:y2="6.208cm">
              <text:p/>
            </draw:line>
          </draw:g>
        </draw:g>
        <draw:g>
          <draw:g>
            <draw:path draw:style-name="gr18" draw:text-style-name="P1" draw:layer="controls" svg:width="0.181cm" svg:height="0.09cm" draw:transform="rotate (-2.35619449019235) translate (8.44314213562373cm 5.49293398282202cm)" svg:viewBox="0 0 182 91" svg:d="M182 91c0-50-41-91-91-91s-91 41-91 91">
              <text:p/>
            </draw:path>
            <draw:line draw:style-name="gr18" draw:text-style-name="P1" draw:layer="controls" svg:x1="8.251cm" svg:y1="5.557cm" svg:x2="8.206cm" svg:y2="5.602cm">
              <text:p/>
            </draw:line>
            <draw:line draw:style-name="gr18" draw:text-style-name="P1" draw:layer="controls" svg:x1="8.38cm" svg:y1="5.429cm" svg:x2="8.426cm" svg:y2="5.383cm">
              <text:p/>
            </draw:line>
            <draw:line draw:style-name="gr18" draw:text-style-name="P1" draw:layer="controls" svg:x1="8.38cm" svg:y1="5.557cm" svg:x2="8.425cm" svg:y2="5.602cm">
              <text:p/>
            </draw:line>
          </draw:g>
          <draw:g>
            <draw:path draw:style-name="gr18" draw:text-style-name="P1" draw:layer="controls" svg:width="0.181cm" svg:height="0.09cm" draw:transform="rotate (-2.35619449019235) translate (8.24314213562373cm 5.69393398282202cm)" svg:viewBox="0 0 182 91" svg:d="M182 91c0-50-41-91-91-91s-91 41-91 91">
              <text:p/>
            </draw:path>
            <draw:line draw:style-name="gr18" draw:text-style-name="P1" draw:layer="controls" svg:x1="8.051cm" svg:y1="5.758cm" svg:x2="8.006cm" svg:y2="5.803cm">
              <text:p/>
            </draw:line>
            <draw:line draw:style-name="gr18" draw:text-style-name="P1" draw:layer="controls" svg:x1="8.18cm" svg:y1="5.63cm" svg:x2="8.226cm" svg:y2="5.584cm">
              <text:p/>
            </draw:line>
            <draw:line draw:style-name="gr18" draw:text-style-name="P1" draw:layer="controls" svg:x1="8.18cm" svg:y1="5.758cm" svg:x2="8.225cm" svg:y2="5.803cm">
              <text:p/>
            </draw:line>
          </draw:g>
        </draw:g>
        <draw:path draw:style-name="gr19" draw:text-style-name="P8" draw:layer="controls" svg:width="2.059cm" svg:height="3.078cm" draw:transform="skewX (-0.0797615468161407) rotate (-2.39581346421262) translate (13.7623801314855cm 9.47602515450405cm)" svg:viewBox="0 0 2060 3079" svg:d="M0 3079c2060 1 2060-3079 2060-3079">
          <text:p/>
        </draw:path>
        <draw:g>
          <draw:g>
            <draw:path draw:style-name="gr18" draw:text-style-name="P1" draw:layer="controls" svg:width="0.181cm" svg:height="0.09cm" draw:transform="rotate (-2.35619449019235) translate (5.94414213562373cm 7.99393398282202cm)" svg:viewBox="0 0 182 91" svg:d="M182 91c0-50-41-91-91-91s-91 41-91 91">
              <text:p/>
            </draw:path>
            <draw:line draw:style-name="gr18" draw:text-style-name="P1" draw:layer="controls" svg:x1="5.752cm" svg:y1="8.058cm" svg:x2="5.707cm" svg:y2="8.103cm">
              <text:p/>
            </draw:line>
            <draw:line draw:style-name="gr18" draw:text-style-name="P1" draw:layer="controls" svg:x1="5.881cm" svg:y1="7.93cm" svg:x2="5.927cm" svg:y2="7.884cm">
              <text:p/>
            </draw:line>
            <draw:line draw:style-name="gr18" draw:text-style-name="P1" draw:layer="controls" svg:x1="5.881cm" svg:y1="8.058cm" svg:x2="5.926cm" svg:y2="8.103cm">
              <text:p/>
            </draw:line>
          </draw:g>
          <draw:g>
            <draw:path draw:style-name="gr18" draw:text-style-name="P1" draw:layer="controls" svg:width="0.181cm" svg:height="0.09cm" draw:transform="rotate (-2.35619449019235) translate (5.74414213562373cm 8.19493398282202cm)" svg:viewBox="0 0 182 91" svg:d="M182 91c0-50-41-91-91-91s-91 41-91 91">
              <text:p/>
            </draw:path>
            <draw:line draw:style-name="gr18" draw:text-style-name="P1" draw:layer="controls" svg:x1="5.552cm" svg:y1="8.259cm" svg:x2="5.507cm" svg:y2="8.304cm">
              <text:p/>
            </draw:line>
            <draw:line draw:style-name="gr18" draw:text-style-name="P1" draw:layer="controls" svg:x1="5.681cm" svg:y1="8.131cm" svg:x2="5.727cm" svg:y2="8.085cm">
              <text:p/>
            </draw:line>
            <draw:line draw:style-name="gr18" draw:text-style-name="P1" draw:layer="controls" svg:x1="5.681cm" svg:y1="8.259cm" svg:x2="5.726cm" svg:y2="8.304cm">
              <text:p/>
            </draw:line>
          </draw:g>
        </draw:g>
        <draw:g>
          <draw:g>
            <draw:path draw:style-name="gr18" draw:text-style-name="P1" draw:layer="controls" svg:width="0.181cm" svg:height="0.09cm" draw:transform="rotate (-2.35619449019235) translate (2.94414213562373cm 10.993933982822cm)" svg:viewBox="0 0 182 91" svg:d="M182 91c0-50-41-91-91-91s-91 41-91 91">
              <text:p/>
            </draw:path>
            <draw:line draw:style-name="gr18" draw:text-style-name="P1" draw:layer="controls" svg:x1="2.752cm" svg:y1="11.058cm" svg:x2="2.707cm" svg:y2="11.103cm">
              <text:p/>
            </draw:line>
            <draw:line draw:style-name="gr18" draw:text-style-name="P1" draw:layer="controls" svg:x1="2.881cm" svg:y1="10.93cm" svg:x2="2.927cm" svg:y2="10.884cm">
              <text:p/>
            </draw:line>
            <draw:line draw:style-name="gr18" draw:text-style-name="P1" draw:layer="controls" svg:x1="2.881cm" svg:y1="11.058cm" svg:x2="2.926cm" svg:y2="11.103cm">
              <text:p/>
            </draw:line>
          </draw:g>
          <draw:g>
            <draw:path draw:style-name="gr18" draw:text-style-name="P1" draw:layer="controls" svg:width="0.181cm" svg:height="0.09cm" draw:transform="rotate (-2.35619449019235) translate (2.74414213562373cm 11.194933982822cm)" svg:viewBox="0 0 182 91" svg:d="M182 91c0-50-41-91-91-91s-91 41-91 91">
              <text:p/>
            </draw:path>
            <draw:line draw:style-name="gr18" draw:text-style-name="P1" draw:layer="controls" svg:x1="2.552cm" svg:y1="11.259cm" svg:x2="2.507cm" svg:y2="11.304cm">
              <text:p/>
            </draw:line>
            <draw:line draw:style-name="gr18" draw:text-style-name="P1" draw:layer="controls" svg:x1="2.681cm" svg:y1="11.131cm" svg:x2="2.727cm" svg:y2="11.085cm">
              <text:p/>
            </draw:line>
            <draw:line draw:style-name="gr18" draw:text-style-name="P1" draw:layer="controls" svg:x1="2.681cm" svg:y1="11.259cm" svg:x2="2.726cm" svg:y2="11.304cm">
              <text:p/>
            </draw:line>
          </draw:g>
        </draw:g>
        <draw:g>
          <draw:g>
            <draw:path draw:style-name="gr18" draw:text-style-name="P1" draw:layer="controls" svg:width="0.181cm" svg:height="0.09cm" draw:transform="rotate (-3.14159265358979) translate (16.0090071426749cm 6.08561017305527cm)" svg:viewBox="0 0 182 91" svg:d="M182 91c0-50-41-91-91-91s-91 41-91 91">
              <text:p/>
            </draw:path>
            <draw:line draw:style-name="gr18" draw:text-style-name="P1" draw:layer="controls" svg:x1="15.828cm" svg:y1="5.996cm" svg:x2="15.764cm" svg:y2="5.996cm">
              <text:p/>
            </draw:line>
            <draw:line draw:style-name="gr18" draw:text-style-name="P1" draw:layer="controls" svg:x1="16.009cm" svg:y1="5.996cm" svg:x2="16.074cm" svg:y2="5.996cm">
              <text:p/>
            </draw:line>
            <draw:line draw:style-name="gr18" draw:text-style-name="P1" draw:layer="controls" svg:x1="15.919cm" svg:y1="6.086cm" svg:x2="15.919cm" svg:y2="6.15cm">
              <text:p/>
            </draw:line>
          </draw:g>
          <draw:g>
            <draw:path draw:style-name="gr18" draw:text-style-name="P1" draw:layer="controls" svg:width="0.181cm" svg:height="0.09cm" draw:transform="rotate (-3.14159265358979) translate (15.7254573234191cm 6.08631727983645cm)" svg:viewBox="0 0 182 91" svg:d="M182 91c0-50-41-91-91-91s-91 41-91 91">
              <text:p/>
            </draw:path>
            <draw:line draw:style-name="gr18" draw:text-style-name="P1" draw:layer="controls" svg:x1="15.544cm" svg:y1="5.996cm" svg:x2="15.48cm" svg:y2="5.996cm">
              <text:p/>
            </draw:line>
            <draw:line draw:style-name="gr18" draw:text-style-name="P1" draw:layer="controls" svg:x1="15.725cm" svg:y1="5.996cm" svg:x2="15.79cm" svg:y2="5.996cm">
              <text:p/>
            </draw:line>
            <draw:line draw:style-name="gr18" draw:text-style-name="P1" draw:layer="controls" svg:x1="15.635cm" svg:y1="6.086cm" svg:x2="15.635cm" svg:y2="6.15cm">
              <text:p/>
            </draw:line>
          </draw:g>
        </draw:g>
        <draw:g>
          <draw:g>
            <draw:path draw:style-name="gr18" draw:text-style-name="P1" draw:layer="controls" svg:width="0.181cm" svg:height="0.09cm" draw:transform="rotate (-0.785398163397449) translate (10.9501938674518cm 5.64759797974645cm)" svg:viewBox="0 0 182 91" svg:d="M182 91c0-50-41-91-91-91s-91 41-91 91">
              <text:p/>
            </draw:path>
            <draw:line draw:style-name="gr18" draw:text-style-name="P1" draw:layer="controls" svg:x1="11.015cm" svg:y1="5.839cm" svg:x2="11.06cm" svg:y2="5.884cm">
              <text:p/>
            </draw:line>
            <draw:line draw:style-name="gr18" draw:text-style-name="P1" draw:layer="controls" svg:x1="10.887cm" svg:y1="5.711cm" svg:x2="10.841cm" svg:y2="5.665cm">
              <text:p/>
            </draw:line>
            <draw:line draw:style-name="gr18" draw:text-style-name="P1" draw:layer="controls" svg:x1="11.014cm" svg:y1="5.711cm" svg:x2="11.059cm" svg:y2="5.666cm">
              <text:p/>
            </draw:line>
          </draw:g>
          <draw:g>
            <draw:path draw:style-name="gr18" draw:text-style-name="P1" draw:layer="controls" svg:width="0.181cm" svg:height="0.09cm" draw:transform="rotate (-0.785398163397449) translate (11.1511938674518cm 5.84759797974645cm)" svg:viewBox="0 0 182 91" svg:d="M182 91c0-50-41-91-91-91s-91 41-91 91">
              <text:p/>
            </draw:path>
            <draw:line draw:style-name="gr18" draw:text-style-name="P1" draw:layer="controls" svg:x1="11.216cm" svg:y1="6.039cm" svg:x2="11.261cm" svg:y2="6.084cm">
              <text:p/>
            </draw:line>
            <draw:line draw:style-name="gr18" draw:text-style-name="P1" draw:layer="controls" svg:x1="11.088cm" svg:y1="5.911cm" svg:x2="11.042cm" svg:y2="5.865cm">
              <text:p/>
            </draw:line>
            <draw:line draw:style-name="gr18" draw:text-style-name="P1" draw:layer="controls" svg:x1="11.215cm" svg:y1="5.911cm" svg:x2="11.26cm" svg:y2="5.866cm">
              <text:p/>
            </draw:line>
          </draw:g>
        </draw:g>
        <draw:g>
          <draw:path draw:style-name="gr18" draw:text-style-name="P1" draw:layer="controls" svg:width="0.181cm" svg:height="0.09cm" draw:transform="rotate (-2.35619449019235) translate (9.94414213562373cm 3.99393398282202cm)" svg:viewBox="0 0 182 91" svg:d="M182 91c0-50-41-91-91-91s-91 41-91 91">
            <text:p/>
          </draw:path>
          <draw:line draw:style-name="gr18" draw:text-style-name="P1" draw:layer="controls" svg:x1="9.752cm" svg:y1="4.058cm" svg:x2="9.707cm" svg:y2="4.103cm">
            <text:p/>
          </draw:line>
          <draw:line draw:style-name="gr18" draw:text-style-name="P1" draw:layer="controls" svg:x1="9.881cm" svg:y1="3.93cm" svg:x2="9.927cm" svg:y2="3.884cm">
            <text:p/>
          </draw:line>
          <draw:line draw:style-name="gr18" draw:text-style-name="P1" draw:layer="controls" svg:x1="9.881cm" svg:y1="4.058cm" svg:x2="9.926cm" svg:y2="4.103cm">
            <text:p/>
          </draw:line>
        </draw:g>
        <draw:path draw:style-name="gr19" draw:text-style-name="P8" draw:layer="controls" svg:width="2.221cm" svg:height="2.221cm" draw:transform="skewX (-0.0162315620435473) rotate (-1.58702788883844) translate (8.1500000373034cm 5.78cm)" svg:viewBox="0 0 2222 2222" svg:d="M0 0c1905 0 2222 2222 2222 2222">
          <text:p/>
        </draw:path>
        <draw:path draw:style-name="gr19" draw:text-style-name="P8" draw:layer="controls" svg:width="2.877cm" svg:height="2.355cm" draw:transform="skewX (-0.150098315671512) rotate (-1.71548412178523) translate (5.511cm 8.3cm)" svg:viewBox="0 0 2878 2356" svg:d="M0 0c2467 0 2878 2356 2878 2356">
          <text:p/>
        </draw:path>
        <draw:path draw:style-name="gr19" draw:text-style-name="P8" draw:layer="controls" svg:width="2.225cm" svg:height="2.837cm" draw:transform="skewX (0.0977384381116824) rotate (1.66853476490658) translate (8.64320144623317cm 7.59019533211581cm)" svg:viewBox="0 0 2226 2838" svg:d="M2226 0c-1908-1-2226 2838-2226 2838">
          <text:p/>
        </draw:path>
        <draw:path draw:style-name="gr19" draw:text-style-name="P8" draw:layer="controls" svg:width="0.521cm" svg:height="0.459cm" draw:transform="skewX (-0.143815130364333) rotate (-1.06726883759453) translate (11.7131146470921cm 6.91884404834627cm)" svg:viewBox="0 0 522 460" svg:d="M0 460c640 0 512-460 512-460">
          <text:p/>
        </draw:path>
        <draw:path draw:style-name="gr19" draw:text-style-name="P8" draw:layer="controls" svg:width="0.994cm" svg:height="0.567cm" draw:transform="rotate (-0.464257581030492) translate (11.267cm 6.085cm)" svg:viewBox="0 0 995 568" svg:d="M0 0c710 0 995 568 995 568">
          <text:p/>
        </draw:path>
        <draw:path draw:style-name="gr19" draw:text-style-name="P8" draw:layer="controls" svg:width="2.093cm" svg:height="0.449cm" draw:transform="rotate (-0.785398163397449) translate (9.87150218064678cm 3.95749781935323cm)" svg:viewBox="0 0 2094 450" svg:d="M0 152c426-11 747-151 1196-152 807-1 898 450 898 450">
          <text:p/>
        </draw:path>
        <draw:path draw:style-name="gr20" draw:text-style-name="P1" draw:layer="controls" svg:width="4.458cm" svg:height="0.942cm" draw:transform="rotate (0.174532925199433) translate (11.0189714431066cm 5.86281035489186cm)" svg:viewBox="0 0 4459 943" svg:d="M4459 922c-681 203-3463-1153-4459-887">
          <text:p/>
        </draw:path>
        <draw:path draw:style-name="gr20" draw:text-style-name="P1" draw:layer="controls" svg:width="0.131cm" svg:height="0.681cm" draw:transform="skewX (-0.696211838620538) rotate (0.0825540736193318) translate (15.6805388826408cm 6.00974064420749cm)" svg:viewBox="0 0 132 682" svg:d="M81 0c-123 239-106 467 51 682">
          <text:p/>
        </draw:path>
        <draw:path draw:style-name="gr20" draw:text-style-name="P1" draw:layer="controls" svg:width="2.452cm" svg:height="0.717cm" draw:transform="skewX (-0.781209373192662) rotate (-1.46415670949804) translate (16.4245181861507cm 6.41494540364886cm)" svg:viewBox="0 0 2453 718" svg:d="M0 0c427 341 1535 666 2453 718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8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6T09:30:34.097121231</dc:date>
    <meta:editing-duration>PT4H28M2S</meta:editing-duration>
    <meta:editing-cycles>42</meta:editing-cycles>
    <meta:generator>LibreOffice/7.4.7.2$Linux_X86_64 LibreOffice_project/40$Build-2</meta:generator>
    <meta:document-statistic meta:object-count="646"/>
  </office:meta>
</office:document-meta>
</file>